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style:text-underline-style="none"/>
    </style:style>
    <style:style style:name="ce22" style:family="table-cell" style:parent-style-name="Default" style:data-style-name="N108">
      <style:table-cell-properties fo:background-color="#fde9a9" fo:border="0.06pt solid #000000"/>
      <style:text-properties style:text-underline-style="none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 fo:border="0.06pt solid #000000"/>
      <style:text-properties style:text-underline-style="none"/>
    </style:style>
    <style:style style:name="ce26" style:family="table-cell" style:parent-style-name="Default" style:data-style-name="N2">
      <style:table-cell-properties fo:background-color="#fde9a9" fo:border="0.06pt solid #000000"/>
      <style:text-properties style:text-underline-style="none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92e285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fo:color="#000000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text-underline-style="none"/>
    </style:style>
    <style:style style:name="ce32" style:family="table-cell" style:parent-style-name="Default" style:data-style-name="N1">
      <style:table-cell-properties fo:background-color="#fde9a9" fo:border="0.06pt solid #000000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transparent" fo:border="0.06pt solid #000000"/>
      <style:text-properties style:text-underline-style="none"/>
    </style:style>
    <style:style style:name="ce35" style:family="table-cell" style:parent-style-name="Default">
      <style:table-cell-properties fo:background-color="#fde9a9" fo:border="0.06pt solid #000000"/>
      <style:text-properties style:text-underline-style="none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fde9a9" fo:border="0.06pt solid #000000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 style:data-style-name="N2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2">
      <style:table-cell-properties fo:border="0.06pt solid #000000"/>
    </style:style>
    <style:style style:name="ce62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 style:data-style-name="N2"/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 style:data-style-name="N1">
      <style:table-cell-properties fo:background-color="transparent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transparent" fo:border="0.06pt solid #000000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10">
      <style:table-cell-properties fo:background-color="transparent" fo:border="0.06pt solid #000000"/>
    </style:style>
    <style:style style:name="ce82" style:family="table-cell" style:parent-style-name="Default" style:data-style-name="N110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0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 style:data-style-name="N2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 style:data-style-name="N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c5c00"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07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08" style:family="table-cell" style:parent-style-name="Default" style:data-style-name="N2">
      <style:table-cell-properties fo:background-color="#fc5c00"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 style:data-style-name="N2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10" style:family="table-cell" style:parent-style-name="Default">
      <style:table-cell-properties fo:background-color="#ccf4c6" fo:border="0.06pt solid #000000"/>
    </style:style>
    <style:style style:name="ce111" style:family="table-cell" style:parent-style-name="Default" style:data-style-name="N2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9b913"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 style:data-style-name="N2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AT" table:style-name="ta1">
        <table:shapes>
          <draw:frame draw:z-index="0" draw:style-name="gr1" draw:text-style-name="P1" svg:width="277.54mm" svg:height="237.99mm" svg:x="274.24mm" svg:y="14.59mm">
            <draw:object draw:notify-on-update-of-ranges="VBAT.F5:VBAT.F15 VBAT.G5:VBAT.G15 VBAT.F5:VBAT.F15 VBAT.J5:VBAT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Lin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21" calcext:value-type="float">
            <text:p>1121</text:p>
          </table:table-cell>
          <table:table-cell table:style-name="ce21"/>
          <table:table-cell table:style-name="ce25" table:formula="of:=[.G5]-[.$H$16]*[.F5]" office:value-type="float" office:value="-127.165223665224" calcext:value-type="float">
            <text:p>-127,17</text:p>
          </table:table-cell>
          <table:table-cell table:style-name="ce31" table:formula="of:=[.F5]*[.$H$19]+[.$I$19]" office:value-type="float" office:value="1113" calcext:value-type="float">
            <text:p>1113</text:p>
          </table:table-cell>
          <table:table-cell table:style-name="ce34" table:formula="of:=[.G5]-[.J5]" office:value-type="float" office:value="8" calcext:value-type="float">
            <text:p>8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19" calcext:value-type="float">
            <text:p>1319</text:p>
          </table:table-cell>
          <table:table-cell table:style-name="ce21" table:formula="of:=([.G6]-[.G5])/([.F6]-[.F5])" office:value-type="float" office:value="198" calcext:value-type="float">
            <text:p>198,00</text:p>
          </table:table-cell>
          <table:table-cell table:style-name="ce25" table:formula="of:=[.G6]-[.$H$16]*[.F6]" office:value-type="float" office:value="-137.192760942761" calcext:value-type="float">
            <text:p>-137,19</text:p>
          </table:table-cell>
          <table:table-cell table:style-name="ce31" table:formula="of:=[.F6]*[.$H$19]+[.$I$19]" office:value-type="float" office:value="1322" calcext:value-type="float">
            <text:p>1322</text:p>
          </table:table-cell>
          <table:table-cell table:style-name="ce34" table:formula="of:=[.G6]-[.J6]" office:value-type="float" office:value="-3" calcext:value-type="float">
            <text:p>-3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21" calcext:value-type="float">
            <text:p>1521</text:p>
          </table:table-cell>
          <table:table-cell table:style-name="ce21" table:formula="of:=([.G7]-[.G6])/([.F7]-[.F6])" office:value-type="float" office:value="202" calcext:value-type="float">
            <text:p>202,00</text:p>
          </table:table-cell>
          <table:table-cell table:style-name="ce25" table:formula="of:=[.G7]-[.$H$16]*[.F7]" office:value-type="float" office:value="-143.220298220298" calcext:value-type="float">
            <text:p>-143,22</text:p>
          </table:table-cell>
          <table:table-cell table:style-name="ce31" table:formula="of:=[.F7]*[.$H$19]+[.$I$19]" office:value-type="float" office:value="1531" calcext:value-type="float">
            <text:p>1531</text:p>
          </table:table-cell>
          <table:table-cell table:style-name="ce34" table:formula="of:=[.G7]-[.J7]" office:value-type="float" office:value="-10" calcext:value-type="float">
            <text:p>-1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44" calcext:value-type="float">
            <text:p>1744</text:p>
          </table:table-cell>
          <table:table-cell table:style-name="ce21" table:formula="of:=([.G8]-[.G7])/([.F8]-[.F7])" office:value-type="float" office:value="223" calcext:value-type="float">
            <text:p>223,00</text:p>
          </table:table-cell>
          <table:table-cell table:style-name="ce25" table:formula="of:=[.G8]-[.$H$16]*[.F8]" office:value-type="float" office:value="-128.247835497835" calcext:value-type="float">
            <text:p>-128,25</text:p>
          </table:table-cell>
          <table:table-cell table:style-name="ce31" table:formula="of:=[.F8]*[.$H$19]+[.$I$19]" office:value-type="float" office:value="1740" calcext:value-type="float">
            <text:p>1740</text:p>
          </table:table-cell>
          <table:table-cell table:style-name="ce34" table:formula="of:=[.G8]-[.J8]" office:value-type="float" office:value="4" calcext:value-type="float">
            <text:p>4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7" office:value-type="float" office:value="10.1" calcext:value-type="float">
            <text:p>10,1</text:p>
          </table:table-cell>
          <table:table-cell table:style-name="ce17" office:value-type="float" office:value="1966" calcext:value-type="float">
            <text:p>1966</text:p>
          </table:table-cell>
          <table:table-cell table:style-name="ce22" table:formula="of:=([.G9]-[.G8])/([.F9]-[.F8])" office:value-type="float" office:value="201.818181818182" calcext:value-type="float">
            <text:p>201,82</text:p>
          </table:table-cell>
          <table:table-cell table:style-name="ce26" table:formula="of:=[.G9]-[.$H$16]*[.F9]" office:value-type="float" office:value="-135.078126503126" calcext:value-type="float">
            <text:p>-135,08</text:p>
          </table:table-cell>
          <table:table-cell table:style-name="ce32" table:formula="of:=[.F9]*[.$H$19]+[.$I$19]" office:value-type="float" office:value="1969.9" calcext:value-type="float">
            <text:p>1970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59" calcext:value-type="float">
            <text:p>2159</text:p>
          </table:table-cell>
          <table:table-cell table:style-name="ce22" table:formula="of:=([.G10]-[.G9])/([.F10]-[.F9])" office:value-type="float" office:value="214.444444444444" calcext:value-type="float">
            <text:p>214,44</text:p>
          </table:table-cell>
          <table:table-cell table:style-name="ce26" table:formula="of:=[.G10]-[.$H$16]*[.F10]" office:value-type="float" office:value="-129.30291005291" calcext:value-type="float">
            <text:p>-129,30</text:p>
          </table:table-cell>
          <table:table-cell table:style-name="ce32" table:formula="of:=[.F10]*[.$H$19]+[.$I$19]" office:value-type="float" office:value="2158" calcext:value-type="float">
            <text:p>2158</text:p>
          </table:table-cell>
          <table:table-cell table:style-name="ce35" table:formula="of:=[.G10]-[.J10]" office:value-type="float" office:value="1" calcext:value-type="float">
            <text:p>1</text:p>
          </table:table-cell>
          <table:table-cell table:style-name="ce35" table:formula="of:=[.G10]-[.J1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float" office:value="12.12" calcext:value-type="float">
            <text:p>12,12</text:p>
          </table:table-cell>
          <table:table-cell table:style-name="ce17" office:value-type="float" office:value="2392" calcext:value-type="float">
            <text:p>2392</text:p>
          </table:table-cell>
          <table:table-cell table:style-name="ce22" table:formula="of:=([.G11]-[.G10])/([.F11]-[.F10])" office:value-type="float" office:value="208.035714285714" calcext:value-type="float">
            <text:p>208,04</text:p>
          </table:table-cell>
          <table:table-cell table:style-name="ce26" table:formula="of:=[.G11]-[.$H$16]*[.F11]" office:value-type="float" office:value="-129.293751803751" calcext:value-type="float">
            <text:p>-129,29</text:p>
          </table:table-cell>
          <table:table-cell table:style-name="ce32" table:formula="of:=[.F11]*[.$H$19]+[.$I$19]" office:value-type="float" office:value="2392.08" calcext:value-type="float">
            <text:p>2392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72" calcext:value-type="float">
            <text:p>2572</text:p>
          </table:table-cell>
          <table:table-cell table:style-name="ce22" table:formula="of:=([.G12]-[.G11])/([.F12]-[.F11])" office:value-type="float" office:value="204.545454545454" calcext:value-type="float">
            <text:p>204,55</text:p>
          </table:table-cell>
          <table:table-cell table:style-name="ce26" table:formula="of:=[.G12]-[.$H$16]*[.F12]" office:value-type="float" office:value="-132.357984607984" calcext:value-type="float">
            <text:p>-132,36</text:p>
          </table:table-cell>
          <table:table-cell table:style-name="ce32" table:formula="of:=[.F12]*[.$H$19]+[.$I$19]" office:value-type="float" office:value="2576" calcext:value-type="float">
            <text:p>2576</text:p>
          </table:table-cell>
          <table:table-cell table:style-name="ce35" table:formula="of:=[.G12]-[.J12]" office:value-type="float" office:value="-4" calcext:value-type="float">
            <text:p>-4</text:p>
          </table:table-cell>
          <table:table-cell table:style-name="ce35" table:formula="of:=[.G12]-[.J12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2812" calcext:value-type="float">
            <text:p>2812</text:p>
          </table:table-cell>
          <table:table-cell table:style-name="ce22" table:formula="of:=([.G13]-[.G12])/([.F13]-[.F12])" office:value-type="float" office:value="218.181818181818" calcext:value-type="float">
            <text:p>218,18</text:p>
          </table:table-cell>
          <table:table-cell table:style-name="ce26" table:formula="of:=[.G13]-[.$H$16]*[.F13]" office:value-type="float" office:value="-121.188275613275" calcext:value-type="float">
            <text:p>-121,19</text:p>
          </table:table-cell>
          <table:table-cell table:style-name="ce32" table:formula="of:=[.F13]*[.$H$19]+[.$I$19]" office:value-type="float" office:value="2805.9" calcext:value-type="float">
            <text:p>2806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94" calcext:value-type="float">
            <text:p>2994</text:p>
          </table:table-cell>
          <table:table-cell table:style-name="ce21" table:formula="of:=([.G14]-[.G13])/([.F14]-[.F13])" office:value-type="float" office:value="202.222222222222" calcext:value-type="float">
            <text:p>202,22</text:p>
          </table:table-cell>
          <table:table-cell table:style-name="ce25" table:formula="of:=[.G14]-[.$H$16]*[.F14]" office:value-type="float" office:value="-126.413059163059" calcext:value-type="float">
            <text:p>-126,41</text:p>
          </table:table-cell>
          <table:table-cell table:style-name="ce31" table:formula="of:=[.F14]*[.$H$19]+[.$I$19]" office:value-type="float" office:value="2994" calcext:value-type="float">
            <text:p>2994</text:p>
          </table:table-cell>
          <table:table-cell table:style-name="ce34" table:formula="of:=[.G14]-[.J14]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15.85" calcext:value-type="float">
            <text:p>15,85</text:p>
          </table:table-cell>
          <table:table-cell table:style-name="ce16" office:value-type="float" office:value="3045" calcext:value-type="float">
            <text:p>3045</text:p>
          </table:table-cell>
          <table:table-cell table:style-name="ce21"/>
          <table:table-cell table:style-name="ce25" table:formula="of:=[.G15]-[.$H$16]*[.F15]" office:value-type="float" office:value="-252.236465848966" calcext:value-type="float">
            <text:p>-252,24</text:p>
          </table:table-cell>
          <table:table-cell table:style-name="ce31" table:formula="of:=[.F15]*[.$H$19]+[.$I$19]" office:value-type="float" office:value="3171.65" calcext:value-type="float">
            <text:p>3172</text:p>
          </table:table-cell>
          <table:table-cell table:style-name="ce34" table:formula="of:=[.G15]-[.J15]" office:value-type="float" office:value="-126.65" calcext:value-type="float">
            <text:p>-126,65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15])" office:value-type="float" office:value="208.027537277537" calcext:value-type="float">
            <text:p>208</text:p>
          </table:table-cell>
          <table:table-cell table:style-name="ce8" table:formula="of:=AVERAGE([.I5:.I15])" office:value-type="float" office:value="-141.972426538108" calcext:value-type="float">
            <text:p>-1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15])" office:value-type="float" office:value="-128.53" calcext:value-type="float">
            <text:p>-128,53</text:p>
          </table:table-cell>
          <table:table-cell table:style-name="ce14" table:formula="of:=SUM([.L5:.L15])" office:value-type="float" office:value="-0.880000000000109" calcext:value-type="float">
            <text:p>-0,88000000000010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-142" calcext:value-type="float">
            <text:p>-142</text:p>
          </table:table-cell>
          <table:table-cell office:value-type="float" office:value="3.64" calcext:value-type="float">
            <text:p>3,64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-142" calcext:value-type="float">
            <text:p>-142</text:p>
          </table:table-cell>
          <table:table-cell office:value-type="float" office:value="-117" calcext:value-type="float">
            <text:p>-117</text:p>
          </table:table-cell>
          <table:table-cell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-141" calcext:value-type="float">
            <text:p>-141</text:p>
          </table:table-cell>
          <table:table-cell table:style-name="ce19" office:value-type="float" office:value="-128" calcext:value-type="float">
            <text:p>-128</text:p>
          </table:table-cell>
          <table:table-cell table:style-name="ce29" office:value-type="float" office:value="-0.88" calcext:value-type="float">
            <text:p>-0,8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" table:style-name="ta1">
        <table:shapes>
          <draw:frame draw:z-index="0" draw:style-name="gr1" draw:text-style-name="P1" svg:width="277.54mm" svg:height="237.99mm" svg:x="274.24mm" svg:y="14.59mm">
            <draw:object draw:notify-on-update-of-ranges="TPS.F5:TPS.F27 TPS.G5:TPS.G27 TPS.F5:TPS.F27 TPS.J5:TPS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7" calcext:value-type="float">
            <text:p>143,979166666667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3" calcext:value-type="float">
            <text:p>180,208333333333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5" calcext:value-type="float">
            <text:p>179,4375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5" calcext:value-type="float">
            <text:p>136,125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table table:name="TPS_4tx" table:style-name="ta1">
        <table:shapes>
          <draw:frame draw:z-index="0" draw:style-name="gr1" draw:text-style-name="P1" svg:width="277.54mm" svg:height="237.99mm" svg:x="274.24mm" svg:y="14.59mm">
            <draw:object draw:notify-on-update-of-ranges="TPS_4tx.F5:TPS_4tx.F27 TPS_4tx.G5:TPS_4tx.G27 TPS_4tx.F5:TPS_4tx.F27 TPS_4tx.J5:TPS_4tx.J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3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 table:number-rows-repeated="3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table:style-name="ce5"/>
          <table:table-cell table:formula="of:=[.G12]-[.$H$28]*[.F12]" office:value-type="float" office:value="3055" calcext:value-type="float">
            <text:p>3055</text:p>
          </table:table-cell>
          <table:table-cell table:style-name="ce10" table:formula="of:=[.F12]*[.$H$31]+[.$I$31]" office:value-type="float" office:value="3300" calcext:value-type="float">
            <text:p>3300</text:p>
          </table:table-cell>
          <table:table-cell table:style-name="ce5" table:formula="of:=[.G12]-[.J12]" office:value-type="float" office:value="-245" calcext:value-type="float">
            <text:p>-24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576" calcext:value-type="float">
            <text:p>2576</text:p>
          </table:table-cell>
          <table:table-cell table:style-name="ce6" table:formula="of:=([.G13]-[.G12])/([.F13]-[.F12])" office:value-type="float" office:value="-19.16" calcext:value-type="float">
            <text:p>-19,16</text:p>
          </table:table-cell>
          <table:table-cell table:formula="of:=[.G13]-[.$H$28]*[.F13]" office:value-type="float" office:value="3239.0625" calcext:value-type="float">
            <text:p>3239,0625</text:p>
          </table:table-cell>
          <table:table-cell table:style-name="ce10" table:formula="of:=[.F13]*[.$H$31]+[.$I$31]" office:value-type="float" office:value="2575" calcext:value-type="float">
            <text:p>2575</text:p>
          </table:table-cell>
          <table:table-cell table:style-name="ce5" table:formula="of:=[.G13]-[.J13]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75" calcext:value-type="float">
            <text:p>1975</text:p>
          </table:table-cell>
          <table:table-cell table:style-name="ce6" table:formula="of:=([.G14]-[.G13])/([.F14]-[.F13])" office:value-type="float" office:value="-30.05" calcext:value-type="float">
            <text:p>-30,05</text:p>
          </table:table-cell>
          <table:table-cell table:formula="of:=[.G14]-[.$H$28]*[.F14]" office:value-type="float" office:value="3168.5125" calcext:value-type="float">
            <text:p>3168,5125</text:p>
          </table:table-cell>
          <table:table-cell table:style-name="ce11" table:formula="of:=[.F14]*[.$H$31]+[.$I$31]" office:value-type="float" office:value="1995" calcext:value-type="float">
            <text:p>1995</text:p>
          </table:table-cell>
          <table:table-cell table:style-name="ce6" table:formula="of:=[.G14]-[.J14]" office:value-type="float" office:value="-20" calcext:value-type="float">
            <text:p>-20</text:p>
          </table:table-cell>
          <table:table-cell table:style-name="ce6" table:formula="of:=[.G14]-[.J14]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248" calcext:value-type="float">
            <text:p>1248</text:p>
          </table:table-cell>
          <table:table-cell table:style-name="ce6" table:formula="of:=([.G15]-[.G14])/([.F15]-[.F14])" office:value-type="float" office:value="-29.08" calcext:value-type="float">
            <text:p>-29,08</text:p>
          </table:table-cell>
          <table:table-cell table:formula="of:=[.G15]-[.$H$28]*[.F15]" office:value-type="float" office:value="3104.575" calcext:value-type="float">
            <text:p>3104,575</text:p>
          </table:table-cell>
          <table:table-cell table:style-name="ce10" table:formula="of:=[.F15]*[.$H$31]+[.$I$31]" office:value-type="float" office:value="1270" calcext:value-type="float">
            <text:p>1270</text:p>
          </table:table-cell>
          <table:table-cell table:style-name="ce5" table:formula="of:=[.G15]-[.J15]" office:value-type="float" office:value="-22" calcext:value-type="float">
            <text:p>-2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2" calcext:value-type="float">
            <text:p>692</text:p>
          </table:table-cell>
          <table:table-cell table:style-name="ce6" table:formula="of:=([.G16]-[.G15])/([.F16]-[.F15])" office:value-type="float" office:value="-27.8" calcext:value-type="float">
            <text:p>-27,8</text:p>
          </table:table-cell>
          <table:table-cell table:formula="of:=[.G16]-[.$H$28]*[.F16]" office:value-type="float" office:value="3079.025" calcext:value-type="float">
            <text:p>3079,025</text:p>
          </table:table-cell>
          <table:table-cell table:style-name="ce10" table:formula="of:=[.F16]*[.$H$31]+[.$I$31]" office:value-type="float" office:value="690" calcext:value-type="float">
            <text:p>690</text:p>
          </table:table-cell>
          <table:table-cell table:style-name="ce5" table:formula="of:=[.G16]-[.J16]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6" table:number-columns-repeated="2"/>
          <table:table-cell table:style-name="ce11"/>
          <table:table-cell table:style-name="ce6" table:number-columns-repeated="2"/>
        </table:table-row>
        <table:table-row table:style-name="ro1" table:number-rows-repeated="5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5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-26.5225" calcext:value-type="float">
            <text:p>-27</text:p>
          </table:table-cell>
          <table:table-cell table:style-name="ce8" table:formula="of:=AVERAGE([.I5:.I27])" office:value-type="float" office:value="3129.235" calcext:value-type="float">
            <text:p>312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284" calcext:value-type="float">
            <text:p>-284</text:p>
          </table:table-cell>
          <table:table-cell table:style-name="ce14" table:formula="of:=SUM([.L5:.L27])" office:value-type="float" office:value="-20" calcext:value-type="float">
            <text:p>-20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3300" calcext:value-type="float">
            <text:p>33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_4tx_theo" table:style-name="ta1">
        <table:shapes>
          <draw:frame draw:z-index="0" draw:style-name="gr1" draw:text-style-name="P1" svg:width="277.54mm" svg:height="237.99mm" svg:x="274.24mm" svg:y="14.59mm">
            <draw:object draw:notify-on-update-of-ranges="TPS_4tx_theo.F5:TPS_4tx_theo.F27 TPS_4tx_theo.G5:TPS_4tx_theo.G27 TPS_4tx_theo.F5:TPS_4tx_theo.F27 TPS_4tx_theo.J5:TPS_4tx_theo.J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2400" calcext:value-type="float">
            <text:p>2400</text:p>
          </table:table-cell>
          <table:table-cell table:style-name="ce10" table:formula="of:=[.F5]*[.$H$31]+[.$I$31]" office:value-type="float" office:value="150" calcext:value-type="float">
            <text:p>150</text:p>
          </table:table-cell>
          <table:table-cell table:style-name="ce5" table:formula="of:=[.G5]-[.J5]" office:value-type="float" office:value="15" calcext:value-type="float">
            <text:p>1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-30.4" calcext:value-type="float">
            <text:p>-30,4</text:p>
          </table:table-cell>
          <table:table-cell table:formula="of:=[.G6]-[.$H$28]*[.F6]" office:value-type="float" office:value="2412.3125" calcext:value-type="float">
            <text:p>2412,3125</text:p>
          </table:table-cell>
          <table:table-cell table:style-name="ce10" table:formula="of:=[.F6]*[.$H$31]+[.$I$31]" office:value-type="float" office:value="275" calcext:value-type="float">
            <text:p>275</text:p>
          </table:table-cell>
          <table:table-cell table:style-name="ce5" table:formula="of:=[.G6]-[.J6]" office:value-type="float" office:value="42" calcext:value-type="float">
            <text:p>4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-15" calcext:value-type="float">
            <text:p>-15</text:p>
          </table:table-cell>
          <table:table-cell table:formula="of:=[.G7]-[.$H$28]*[.F7]" office:value-type="float" office:value="2347.625" calcext:value-type="float">
            <text:p>2347,625</text:p>
          </table:table-cell>
          <table:table-cell table:style-name="ce10" table:formula="of:=[.F7]*[.$H$31]+[.$I$31]" office:value-type="float" office:value="400" calcext:value-type="float">
            <text:p>400</text:p>
          </table:table-cell>
          <table:table-cell table:style-name="ce5" table:formula="of:=[.G7]-[.J7]" office:value-type="float" office:value="-8" calcext:value-type="float">
            <text:p>-8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-27.8" calcext:value-type="float">
            <text:p>-27,8</text:p>
          </table:table-cell>
          <table:table-cell table:formula="of:=[.G8]-[.$H$28]*[.F8]" office:value-type="float" office:value="2346.9375" calcext:value-type="float">
            <text:p>2346,9375</text:p>
          </table:table-cell>
          <table:table-cell table:style-name="ce10" table:formula="of:=[.F8]*[.$H$31]+[.$I$31]" office:value-type="float" office:value="525" calcext:value-type="float">
            <text:p>525</text:p>
          </table:table-cell>
          <table:table-cell table:style-name="ce5" table:formula="of:=[.G8]-[.J8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-26.8" calcext:value-type="float">
            <text:p>-26,8</text:p>
          </table:table-cell>
          <table:table-cell table:style-name="ce6" table:formula="of:=[.G9]-[.$H$28]*[.F9]" office:value-type="float" office:value="2341.25" calcext:value-type="float">
            <text:p>2341,25</text:p>
          </table:table-cell>
          <table:table-cell table:style-name="ce11" table:formula="of:=[.F9]*[.$H$31]+[.$I$31]" office:value-type="float" office:value="650" calcext:value-type="float">
            <text:p>650</text:p>
          </table:table-cell>
          <table:table-cell table:style-name="ce6" table:formula="of:=[.G9]-[.J9]" office:value-type="float" office:value="15" calcext:value-type="float">
            <text:p>15</text:p>
          </table:table-cell>
          <table:table-cell table:style-name="ce6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-25.2" calcext:value-type="float">
            <text:p>-25,2</text:p>
          </table:table-cell>
          <table:table-cell table:style-name="ce6" table:formula="of:=[.G10]-[.$H$28]*[.F10]" office:value-type="float" office:value="2327.5625" calcext:value-type="float">
            <text:p>2327,5625</text:p>
          </table:table-cell>
          <table:table-cell table:style-name="ce11" table:formula="of:=[.F10]*[.$H$31]+[.$I$31]" office:value-type="float" office:value="775" calcext:value-type="float">
            <text:p>775</text:p>
          </table:table-cell>
          <table:table-cell table:style-name="ce6" table:formula="of:=[.G10]-[.J10]" office:value-type="float" office:value="16" calcext:value-type="float">
            <text:p>16</text:p>
          </table:table-cell>
          <table:table-cell table:style-name="ce6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-24.2" calcext:value-type="float">
            <text:p>-24,2</text:p>
          </table:table-cell>
          <table:table-cell table:style-name="ce6" table:formula="of:=[.G11]-[.$H$28]*[.F11]" office:value-type="float" office:value="2308.875" calcext:value-type="float">
            <text:p>2308,875</text:p>
          </table:table-cell>
          <table:table-cell table:style-name="ce11" table:formula="of:=[.F11]*[.$H$31]+[.$I$31]" office:value-type="float" office:value="900" calcext:value-type="float">
            <text:p>900</text:p>
          </table:table-cell>
          <table:table-cell table:style-name="ce6" table:formula="of:=[.G11]-[.J11]" office:value-type="float" office:value="12" calcext:value-type="float">
            <text:p>12</text:p>
          </table:table-cell>
          <table:table-cell table:style-name="ce6" table:formula="of:=[.G11]-[.J11]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-23" calcext:value-type="float">
            <text:p>-23</text:p>
          </table:table-cell>
          <table:table-cell table:style-name="ce6" table:formula="of:=[.G12]-[.$H$28]*[.F12]" office:value-type="float" office:value="2284.1875" calcext:value-type="float">
            <text:p>2284,1875</text:p>
          </table:table-cell>
          <table:table-cell table:style-name="ce11" table:formula="of:=[.F12]*[.$H$31]+[.$I$31]" office:value-type="float" office:value="1025" calcext:value-type="float">
            <text:p>1025</text:p>
          </table:table-cell>
          <table:table-cell table:style-name="ce6" table:formula="of:=[.G12]-[.J12]" office:value-type="float" office:value="2" calcext:value-type="float">
            <text:p>2</text:p>
          </table:table-cell>
          <table:table-cell table:style-name="ce6" table:formula="of:=[.G12]-[.J12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-25.8" calcext:value-type="float">
            <text:p>-25,8</text:p>
          </table:table-cell>
          <table:table-cell table:style-name="ce6" table:formula="of:=[.G13]-[.$H$28]*[.F13]" office:value-type="float" office:value="2273.5" calcext:value-type="float">
            <text:p>2273,5</text:p>
          </table:table-cell>
          <table:table-cell table:style-name="ce11" table:formula="of:=[.F13]*[.$H$31]+[.$I$31]" office:value-type="float" office:value="1150" calcext:value-type="float">
            <text:p>1150</text:p>
          </table:table-cell>
          <table:table-cell table:style-name="ce6" table:formula="of:=[.G13]-[.J13]" office:value-type="float" office:value="6" calcext:value-type="float">
            <text:p>6</text:p>
          </table:table-cell>
          <table:table-cell table:style-name="ce6" table:formula="of:=[.G13]-[.J13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-24.2" calcext:value-type="float">
            <text:p>-24,2</text:p>
          </table:table-cell>
          <table:table-cell table:style-name="ce6" table:formula="of:=[.G14]-[.$H$28]*[.F14]" office:value-type="float" office:value="2254.8125" calcext:value-type="float">
            <text:p>2254,8125</text:p>
          </table:table-cell>
          <table:table-cell table:style-name="ce11" table:formula="of:=[.F14]*[.$H$31]+[.$I$31]" office:value-type="float" office:value="1275" calcext:value-type="float">
            <text:p>1275</text:p>
          </table:table-cell>
          <table:table-cell table:style-name="ce6" table:formula="of:=[.G14]-[.J14]" office:value-type="float" office:value="2" calcext:value-type="float">
            <text:p>2</text:p>
          </table:table-cell>
          <table:table-cell table:style-name="ce6" table:formula="of:=[.G14]-[.J14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-24.6" calcext:value-type="float">
            <text:p>-24,6</text:p>
          </table:table-cell>
          <table:table-cell table:style-name="ce6" table:formula="of:=[.G15]-[.$H$28]*[.F15]" office:value-type="float" office:value="2238.125" calcext:value-type="float">
            <text:p>2238,125</text:p>
          </table:table-cell>
          <table:table-cell table:style-name="ce11" table:formula="of:=[.F15]*[.$H$31]+[.$I$31]" office:value-type="float" office:value="1400" calcext:value-type="float">
            <text:p>1400</text:p>
          </table:table-cell>
          <table:table-cell table:style-name="ce6" table:formula="of:=[.G15]-[.J15]" office:value-type="float" office:value="0" calcext:value-type="float">
            <text:p>0</text:p>
          </table:table-cell>
          <table:table-cell table:style-name="ce6" table:formula="of:=[.G15]-[.J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-29.4" calcext:value-type="float">
            <text:p>-29,4</text:p>
          </table:table-cell>
          <table:table-cell table:style-name="ce6" table:formula="of:=[.G16]-[.$H$28]*[.F16]" office:value-type="float" office:value="2245.4375" calcext:value-type="float">
            <text:p>2245,4375</text:p>
          </table:table-cell>
          <table:table-cell table:style-name="ce11" table:formula="of:=[.F16]*[.$H$31]+[.$I$31]" office:value-type="float" office:value="1525" calcext:value-type="float">
            <text:p>1525</text:p>
          </table:table-cell>
          <table:table-cell table:style-name="ce6" table:formula="of:=[.G16]-[.J16]" office:value-type="float" office:value="22" calcext:value-type="float">
            <text:p>22</text:p>
          </table:table-cell>
          <table:table-cell table:style-name="ce6" table:formula="of:=[.G16]-[.J16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-21.6" calcext:value-type="float">
            <text:p>-21,6</text:p>
          </table:table-cell>
          <table:table-cell table:style-name="ce6" table:formula="of:=[.G17]-[.$H$28]*[.F17]" office:value-type="float" office:value="2213.75" calcext:value-type="float">
            <text:p>2213,75</text:p>
          </table:table-cell>
          <table:table-cell table:style-name="ce11" table:formula="of:=[.F17]*[.$H$31]+[.$I$31]" office:value-type="float" office:value="1650" calcext:value-type="float">
            <text:p>1650</text:p>
          </table:table-cell>
          <table:table-cell table:style-name="ce6" table:formula="of:=[.G17]-[.J17]" office:value-type="float" office:value="5" calcext:value-type="float">
            <text:p>5</text:p>
          </table:table-cell>
          <table:table-cell table:style-name="ce6" table:formula="of:=[.G17]-[.J17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-24.8" calcext:value-type="float">
            <text:p>-24,8</text:p>
          </table:table-cell>
          <table:table-cell table:formula="of:=[.G18]-[.$H$28]*[.F18]" office:value-type="float" office:value="2198.0625" calcext:value-type="float">
            <text:p>2198,0625</text:p>
          </table:table-cell>
          <table:table-cell table:style-name="ce10" table:formula="of:=[.F18]*[.$H$31]+[.$I$31]" office:value-type="float" office:value="1775" calcext:value-type="float">
            <text:p>1775</text:p>
          </table:table-cell>
          <table:table-cell table:style-name="ce5" table:formula="of:=[.G18]-[.J18]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-32.4" calcext:value-type="float">
            <text:p>-32,4</text:p>
          </table:table-cell>
          <table:table-cell table:formula="of:=[.G19]-[.$H$28]*[.F19]" office:value-type="float" office:value="2220.375" calcext:value-type="float">
            <text:p>2220,375</text:p>
          </table:table-cell>
          <table:table-cell table:style-name="ce10" table:formula="of:=[.F19]*[.$H$31]+[.$I$31]" office:value-type="float" office:value="1900" calcext:value-type="float">
            <text:p>1900</text:p>
          </table:table-cell>
          <table:table-cell table:style-name="ce5" table:formula="of:=[.G19]-[.J19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-25" calcext:value-type="float">
            <text:p>-25</text:p>
          </table:table-cell>
          <table:table-cell table:formula="of:=[.G20]-[.$H$28]*[.F20]" office:value-type="float" office:value="2205.6875" calcext:value-type="float">
            <text:p>2205,6875</text:p>
          </table:table-cell>
          <table:table-cell table:style-name="ce10" table:formula="of:=[.F20]*[.$H$31]+[.$I$31]" office:value-type="float" office:value="2025" calcext:value-type="float">
            <text:p>2025</text:p>
          </table:table-cell>
          <table:table-cell table:style-name="ce5" table:formula="of:=[.G20]-[.J20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10" table:formula="of:=[.F21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2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-66.8" calcext:value-type="float">
            <text:p>-66,8</text:p>
          </table:table-cell>
          <table:table-cell table:formula="of:=[.G23]-[.$H$28]*[.F23]" office:value-type="float" office:value="2400" calcext:value-type="float">
            <text:p>2400</text:p>
          </table:table-cell>
          <table:table-cell table:style-name="ce10" table:formula="of:=[.F23]*[.$H$31]+[.$I$31]" office:value-type="float" office:value="2150" calcext:value-type="float">
            <text:p>2150</text:p>
          </table:table-cell>
          <table:table-cell table:style-name="ce5" table:formula="of:=[.G23]-[.J23]" office:value-type="float" office:value="250" calcext:value-type="float">
            <text:p>250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4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5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6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7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7" table:formula="of:=AVERAGE([.H5:.H27])" office:value-type="float" office:value="-27.9375" calcext:value-type="float">
            <text:p>-28</text:p>
          </table:table-cell>
          <table:table-cell table:style-name="ce8" table:formula="of:=AVERAGE([.I5:.I27])" office:value-type="float" office:value="2295.20588235294" calcext:value-type="float">
            <text:p>22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471" calcext:value-type="float">
            <text:p>471</text:p>
          </table:table-cell>
          <table:table-cell table:style-name="ce14" table:formula="of:=SUM([.L5:.L27])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2150" calcext:value-type="float">
            <text:p>215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-25" calcext:value-type="float">
            <text:p>-25</text:p>
          </table:table-cell>
          <table:table-cell office:value-type="float" office:value="2150" calcext:value-type="float">
            <text:p>2150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</table:table>
      <table:table table:name="IAT" table:style-name="ta1">
        <table:shapes>
          <draw:frame draw:z-index="0" draw:style-name="gr1" draw:text-style-name="P1" svg:width="277.54mm" svg:height="237.99mm" svg:x="274.24mm" svg:y="14.59mm">
            <draw:object draw:notify-on-update-of-ranges="IAT.F5:IAT.F27 IAT.G4:IAT.G4 IAT.G5:IAT.G27 IAT.F5:IAT.F27 IAT.J4:IAT.J4 IAT.J5:IAT.J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office:value-type="float" office:value="620" calcext:value-type="float">
            <text:p>620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600.75" calcext:value-type="float">
            <text:p>601</text:p>
          </table:table-cell>
          <table:table-cell table:style-name="ce2" table:formula="of:=[.G5]-[.J5]" office:value-type="float" office:value="19.25" calcext:value-type="float">
            <text:p>19,2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style-name="ce60" table:formula="of:=([.G6]-[.G5])/([.F6]-[.F5])" office:value-type="float" office:value="14" calcext:value-type="float">
            <text:p>14,00</text:p>
          </table:table-cell>
          <table:table-cell table:style-name="ce60" table:formula="of:=[.G6]-[.H6]*[.F6]" office:value-type="float" office:value="613" calcext:value-type="float">
            <text:p>613,00</text:p>
          </table:table-cell>
          <table:table-cell table:style-name="ce73" table:formula="of:=[.F6]*[.$H$31]+[.$I$31]" office:value-type="float" office:value="614.5" calcext:value-type="float">
            <text:p>615</text:p>
          </table:table-cell>
          <table:table-cell table:style-name="ce2" table:formula="of:=[.G6]-[.J6]" office:value-type="float" office:value="12.5" calcext:value-type="float">
            <text:p>12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686" calcext:value-type="float">
            <text:p>686</text:p>
          </table:table-cell>
          <table:table-cell table:style-name="ce60" table:formula="of:=([.G7]-[.G6])/([.F7]-[.F6])" office:value-type="float" office:value="23.6" calcext:value-type="float">
            <text:p>23,60</text:p>
          </table:table-cell>
          <table:table-cell table:style-name="ce60" table:formula="of:=[.G7]-[.H7]*[.F7]" office:value-type="float" office:value="603.4" calcext:value-type="float">
            <text:p>603,40</text:p>
          </table:table-cell>
          <table:table-cell table:style-name="ce73" table:formula="of:=[.F7]*[.$H$31]+[.$I$31]" office:value-type="float" office:value="683.25" calcext:value-type="float">
            <text:p>683</text:p>
          </table:table-cell>
          <table:table-cell table:style-name="ce2" table:formula="of:=[.G7]-[.J7]" office:value-type="float" office:value="2.75" calcext:value-type="float">
            <text:p>2,7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table:style-name="ce60" table:formula="of:=([.G8]-[.G7])/([.F8]-[.F7])" office:value-type="float" office:value="20" calcext:value-type="float">
            <text:p>20,00</text:p>
          </table:table-cell>
          <table:table-cell table:style-name="ce60" table:formula="of:=[.G8]-[.H8]*[.F8]" office:value-type="float" office:value="616" calcext:value-type="float">
            <text:p>616,00</text:p>
          </table:table-cell>
          <table:table-cell table:style-name="ce73" table:formula="of:=[.F8]*[.$H$31]+[.$I$31]" office:value-type="float" office:value="697" calcext:value-type="float">
            <text:p>697</text:p>
          </table:table-cell>
          <table:table-cell table:style-name="ce2" table:formula="of:=[.G8]-[.J8]" office:value-type="float" office:value="-1" calcext:value-type="float">
            <text:p>-1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1" calcext:value-type="float">
            <text:p>861</text:p>
          </table:table-cell>
          <table:table-cell table:style-name="ce64" table:formula="of:=([.G9]-[.G8])/([.F9]-[.F8])" office:value-type="float" office:value="27.5" calcext:value-type="float">
            <text:p>27,50</text:p>
          </table:table-cell>
          <table:table-cell table:style-name="ce64" table:formula="of:=[.G9]-[.H9]*[.F9]" office:value-type="float" office:value="586" calcext:value-type="float">
            <text:p>586,00</text:p>
          </table:table-cell>
          <table:table-cell table:style-name="ce74" table:formula="of:=[.F9]*[.$H$31]+[.$I$31]" office:value-type="float" office:value="862" calcext:value-type="float">
            <text:p>862</text:p>
          </table:table-cell>
          <table:table-cell table:style-name="ce3" table:formula="of:=[.G9]-[.J9]" office:value-type="float" office:value="-1" calcext:value-type="float">
            <text:p>-1</text:p>
          </table:table-cell>
          <table:table-cell table:style-name="ce3" table:formula="of:=[.G9]-[.J9]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0" calcext:value-type="float">
            <text:p>880</text:p>
          </table:table-cell>
          <table:table-cell table:style-name="ce64" table:formula="of:=([.G10]-[.G9])/([.F10]-[.F9])" office:value-type="float" office:value="19" calcext:value-type="float">
            <text:p>19,00</text:p>
          </table:table-cell>
          <table:table-cell table:style-name="ce64" table:formula="of:=[.G10]-[.H10]*[.F10]" office:value-type="float" office:value="671" calcext:value-type="float">
            <text:p>671,00</text:p>
          </table:table-cell>
          <table:table-cell table:style-name="ce74" table:formula="of:=[.F10]*[.$H$31]+[.$I$31]" office:value-type="float" office:value="889.5" calcext:value-type="float">
            <text:p>890</text:p>
          </table:table-cell>
          <table:table-cell table:style-name="ce3" table:formula="of:=[.G10]-[.J10]" office:value-type="float" office:value="-9.5" calcext:value-type="float">
            <text:p>-9,5</text:p>
          </table:table-cell>
          <table:table-cell table:style-name="ce3" table:formula="of:=[.G10]-[.J10]" office:value-type="float" office:value="-9.5" calcext:value-type="float">
            <text:p>-9,5</text:p>
          </table:table-cell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0" calcext:value-type="float">
            <text:p>910</text:p>
          </table:table-cell>
          <table:table-cell table:style-name="ce64" table:formula="of:=([.G11]-[.G10])/([.F11]-[.F10])" office:value-type="float" office:value="30" calcext:value-type="float">
            <text:p>30,00</text:p>
          </table:table-cell>
          <table:table-cell table:style-name="ce64" table:formula="of:=[.G11]-[.H11]*[.F11]" office:value-type="float" office:value="550" calcext:value-type="float">
            <text:p>550,00</text:p>
          </table:table-cell>
          <table:table-cell table:style-name="ce74" table:formula="of:=[.F11]*[.$H$31]+[.$I$31]" office:value-type="float" office:value="917" calcext:value-type="float">
            <text:p>917</text:p>
          </table:table-cell>
          <table:table-cell table:style-name="ce3" table:formula="of:=[.G11]-[.J11]" office:value-type="float" office:value="-7" calcext:value-type="float">
            <text:p>-7</text:p>
          </table:table-cell>
          <table:table-cell table:style-name="ce3" table:formula="of:=[.G11]-[.J11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4" calcext:value-type="float">
            <text:p>934</text:p>
          </table:table-cell>
          <table:table-cell table:style-name="ce64" table:formula="of:=([.G12]-[.G11])/([.F12]-[.F11])" office:value-type="float" office:value="24" calcext:value-type="float">
            <text:p>24,00</text:p>
          </table:table-cell>
          <table:table-cell table:style-name="ce64" table:formula="of:=[.G12]-[.H12]*[.F12]" office:value-type="float" office:value="622" calcext:value-type="float">
            <text:p>622,00</text:p>
          </table:table-cell>
          <table:table-cell table:style-name="ce74" table:formula="of:=[.F12]*[.$H$31]+[.$I$31]" office:value-type="float" office:value="944.5" calcext:value-type="float">
            <text:p>945</text:p>
          </table:table-cell>
          <table:table-cell table:style-name="ce3" table:formula="of:=[.G12]-[.J12]" office:value-type="float" office:value="-10.5" calcext:value-type="float">
            <text:p>-10,5</text:p>
          </table:table-cell>
          <table:table-cell table:style-name="ce3" table:formula="of:=[.G12]-[.J12]" office:value-type="float" office:value="-10.5" calcext:value-type="float">
            <text:p>-10,5</text:p>
          </table:table-cell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8" calcext:value-type="float">
            <text:p>968</text:p>
          </table:table-cell>
          <table:table-cell table:style-name="ce64" table:formula="of:=([.G13]-[.G12])/([.F13]-[.F12])" office:value-type="float" office:value="34" calcext:value-type="float">
            <text:p>34,00</text:p>
          </table:table-cell>
          <table:table-cell table:style-name="ce64" table:formula="of:=[.G13]-[.H13]*[.F13]" office:value-type="float" office:value="492" calcext:value-type="float">
            <text:p>492,00</text:p>
          </table:table-cell>
          <table:table-cell table:style-name="ce74" table:formula="of:=[.F13]*[.$H$31]+[.$I$31]" office:value-type="float" office:value="972" calcext:value-type="float">
            <text:p>972</text:p>
          </table:table-cell>
          <table:table-cell table:style-name="ce3" table:formula="of:=[.G13]-[.J13]" office:value-type="float" office:value="-4" calcext:value-type="float">
            <text:p>-4</text:p>
          </table:table-cell>
          <table:table-cell table:style-name="ce3" table:formula="of:=[.G13]-[.J13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987" calcext:value-type="float">
            <text:p>987</text:p>
          </table:table-cell>
          <table:table-cell table:style-name="ce64" table:formula="of:=([.G14]-[.G13])/([.F14]-[.F13])" office:value-type="float" office:value="19" calcext:value-type="float">
            <text:p>19,00</text:p>
          </table:table-cell>
          <table:table-cell table:style-name="ce64" table:formula="of:=[.G14]-[.H14]*[.F14]" office:value-type="float" office:value="702" calcext:value-type="float">
            <text:p>702,00</text:p>
          </table:table-cell>
          <table:table-cell table:style-name="ce74" table:formula="of:=[.F14]*[.$H$31]+[.$I$31]" office:value-type="float" office:value="999.5" calcext:value-type="float">
            <text:p>1000</text:p>
          </table:table-cell>
          <table:table-cell table:style-name="ce3" table:formula="of:=[.G14]-[.J14]" office:value-type="float" office:value="-12.5" calcext:value-type="float">
            <text:p>-12,5</text:p>
          </table:table-cell>
          <table:table-cell table:style-name="ce3" table:formula="of:=[.G14]-[.J14]" office:value-type="float" office:value="-12.5" calcext:value-type="float">
            <text:p>-12,5</text:p>
          </table:table-cell>
        </table:table-row>
        <table:table-row table:style-name="ro1">
          <table:table-cell table:number-columns-repeated="5"/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1009" calcext:value-type="float">
            <text:p>1009</text:p>
          </table:table-cell>
          <table:table-cell table:style-name="ce64" table:formula="of:=([.G15]-[.G14])/([.F15]-[.F14])" office:value-type="float" office:value="44" calcext:value-type="float">
            <text:p>44,00</text:p>
          </table:table-cell>
          <table:table-cell table:style-name="ce64" table:formula="of:=[.G15]-[.H15]*[.F15]" office:value-type="float" office:value="327" calcext:value-type="float">
            <text:p>327,00</text:p>
          </table:table-cell>
          <table:table-cell table:style-name="ce74" table:formula="of:=[.F15]*[.$H$31]+[.$I$31]" office:value-type="float" office:value="1013.25" calcext:value-type="float">
            <text:p>1013</text:p>
          </table:table-cell>
          <table:table-cell table:style-name="ce3" table:formula="of:=[.G15]-[.J15]" office:value-type="float" office:value="-4.25" calcext:value-type="float">
            <text:p>-4,25</text:p>
          </table:table-cell>
          <table:table-cell table:style-name="ce3" table:formula="of:=[.G15]-[.J15]" office:value-type="float" office:value="-4.25" calcext:value-type="float">
            <text:p>-4,25</text:p>
          </table:table-cell>
        </table:table-row>
        <table:table-row table:style-name="ro1"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5" calcext:value-type="float">
            <text:p>1015</text:p>
          </table:table-cell>
          <table:table-cell table:style-name="ce64" table:formula="of:=([.G16]-[.G15])/([.F16]-[.F15])" office:value-type="float" office:value="12" calcext:value-type="float">
            <text:p>12,00</text:p>
          </table:table-cell>
          <table:table-cell table:style-name="ce64" table:formula="of:=[.G16]-[.H16]*[.F16]" office:value-type="float" office:value="823" calcext:value-type="float">
            <text:p>823,00</text:p>
          </table:table-cell>
          <table:table-cell table:style-name="ce74" table:formula="of:=[.F16]*[.$H$31]+[.$I$31]" office:value-type="float" office:value="1027" calcext:value-type="float">
            <text:p>1027</text:p>
          </table:table-cell>
          <table:table-cell table:style-name="ce3" table:formula="of:=[.G16]-[.J16]" office:value-type="float" office:value="-12" calcext:value-type="float">
            <text:p>-12</text:p>
          </table:table-cell>
          <table:table-cell table:style-name="ce3" table:formula="of:=[.G16]-[.J16]" office:value-type="float" office:value="-12" calcext:value-type="float">
            <text:p>-12</text:p>
          </table:table-cell>
        </table:table-row>
        <table:table-row table:style-name="ro1"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7" calcext:value-type="float">
            <text:p>1077</text:p>
          </table:table-cell>
          <table:table-cell table:style-name="ce64" table:formula="of:=([.G17]-[.G16])/([.F17]-[.F16])" office:value-type="float" office:value="31" calcext:value-type="float">
            <text:p>31,00</text:p>
          </table:table-cell>
          <table:table-cell table:style-name="ce64" table:formula="of:=[.G17]-[.H17]*[.F17]" office:value-type="float" office:value="519" calcext:value-type="float">
            <text:p>519,00</text:p>
          </table:table-cell>
          <table:table-cell table:style-name="ce74" table:formula="of:=[.F17]*[.$H$31]+[.$I$31]" office:value-type="float" office:value="1082" calcext:value-type="float">
            <text:p>1082</text:p>
          </table:table-cell>
          <table:table-cell table:style-name="ce3" table:formula="of:=[.G17]-[.J17]" office:value-type="float" office:value="-5" calcext:value-type="float">
            <text:p>-5</text:p>
          </table:table-cell>
          <table:table-cell table:style-name="ce3" table:formula="of:=[.G17]-[.J17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32" calcext:value-type="float">
            <text:p>1132</text:p>
          </table:table-cell>
          <table:table-cell table:style-name="ce64" table:formula="of:=([.G18]-[.G17])/([.F18]-[.F17])" office:value-type="float" office:value="27.5" calcext:value-type="float">
            <text:p>27,50</text:p>
          </table:table-cell>
          <table:table-cell table:style-name="ce64" table:formula="of:=[.G18]-[.H18]*[.F18]" office:value-type="float" office:value="582" calcext:value-type="float">
            <text:p>582,00</text:p>
          </table:table-cell>
          <table:table-cell table:style-name="ce74" table:formula="of:=[.F18]*[.$H$31]+[.$I$31]" office:value-type="float" office:value="1137" calcext:value-type="float">
            <text:p>1137</text:p>
          </table:table-cell>
          <table:table-cell table:style-name="ce3" table:formula="of:=[.G18]-[.J18]" office:value-type="float" office:value="-5" calcext:value-type="float">
            <text:p>-5</text:p>
          </table:table-cell>
          <table:table-cell table:style-name="ce3" table:formula="of:=[.G18]-[.J18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190" calcext:value-type="float">
            <text:p>1190</text:p>
          </table:table-cell>
          <table:table-cell table:style-name="ce60" table:formula="of:=([.G19]-[.G18])/([.F19]-[.F18])" office:value-type="float" office:value="29" calcext:value-type="float">
            <text:p>29,00</text:p>
          </table:table-cell>
          <table:table-cell table:style-name="ce60" table:formula="of:=[.G19]-[.H19]*[.F19]" office:value-type="float" office:value="552" calcext:value-type="float">
            <text:p>552,00</text:p>
          </table:table-cell>
          <table:table-cell table:style-name="ce73" table:formula="of:=[.F19]*[.$H$31]+[.$I$31]" office:value-type="float" office:value="1192" calcext:value-type="float">
            <text:p>1192</text:p>
          </table:table-cell>
          <table:table-cell table:style-name="ce2" table:formula="of:=[.G19]-[.J19]" office:value-type="float" office:value="-2" calcext:value-type="float">
            <text:p>-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57" calcext:value-type="float">
            <text:p>1257</text:p>
          </table:table-cell>
          <table:table-cell table:style-name="ce60" table:formula="of:=([.G20]-[.G19])/([.F20]-[.F19])" office:value-type="float" office:value="33.5" calcext:value-type="float">
            <text:p>33,50</text:p>
          </table:table-cell>
          <table:table-cell table:style-name="ce60" table:formula="of:=[.G20]-[.H20]*[.F20]" office:value-type="float" office:value="453" calcext:value-type="float">
            <text:p>453,00</text:p>
          </table:table-cell>
          <table:table-cell table:style-name="ce73" table:formula="of:=[.F20]*[.$H$31]+[.$I$31]" office:value-type="float" office:value="1247" calcext:value-type="float">
            <text:p>1247</text:p>
          </table:table-cell>
          <table:table-cell table:style-name="ce2" table:formula="of:=[.G20]-[.J20]"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337" calcext:value-type="float">
            <text:p>1337</text:p>
          </table:table-cell>
          <table:table-cell table:style-name="ce60" table:formula="of:=([.G21]-[.G20])/([.F21]-[.F20])" office:value-type="float" office:value="26.6666666666667" calcext:value-type="float">
            <text:p>26,67</text:p>
          </table:table-cell>
          <table:table-cell table:style-name="ce60" table:formula="of:=[.G21]-[.H21]*[.F21]" office:value-type="float" office:value="617" calcext:value-type="float">
            <text:p>617,00</text:p>
          </table:table-cell>
          <table:table-cell table:style-name="ce73" table:formula="of:=[.F21]*[.$H$31]+[.$I$31]" office:value-type="float" office:value="1329.5" calcext:value-type="float">
            <text:p>1330</text:p>
          </table:table-cell>
          <table:table-cell table:style-name="ce2" table:formula="of:=[.G21]-[.J21]" office:value-type="float" office:value="7.5" calcext:value-type="float">
            <text:p>7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64" calcext:value-type="float">
            <text:p>1464</text:p>
          </table:table-cell>
          <table:table-cell table:style-name="ce60" table:formula="of:=([.G22]-[.G21])/([.F22]-[.F21])" office:value-type="float" office:value="31.75" calcext:value-type="float">
            <text:p>31,75</text:p>
          </table:table-cell>
          <table:table-cell table:style-name="ce60" table:formula="of:=[.G22]-[.H22]*[.F22]" office:value-type="float" office:value="479.75" calcext:value-type="float">
            <text:p>479,75</text:p>
          </table:table-cell>
          <table:table-cell table:style-name="ce73" table:formula="of:=[.F22]*[.$H$31]+[.$I$31]" office:value-type="float" office:value="1439.5" calcext:value-type="float">
            <text:p>1440</text:p>
          </table:table-cell>
          <table:table-cell table:style-name="ce2" table:formula="of:=[.G22]-[.J22]" office:value-type="float" office:value="24.5" calcext:value-type="float">
            <text:p>24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570" calcext:value-type="float">
            <text:p>1570</text:p>
          </table:table-cell>
          <table:table-cell table:style-name="ce60" table:formula="of:=([.G23]-[.G22])/([.F23]-[.F22])" office:value-type="float" office:value="26.5" calcext:value-type="float">
            <text:p>26,50</text:p>
          </table:table-cell>
          <table:table-cell table:style-name="ce60" table:formula="of:=[.G23]-[.H23]*[.F23]" office:value-type="float" office:value="642.5" calcext:value-type="float">
            <text:p>642,50</text:p>
          </table:table-cell>
          <table:table-cell table:style-name="ce73" table:formula="of:=[.F23]*[.$H$31]+[.$I$31]" office:value-type="float" office:value="1549.5" calcext:value-type="float">
            <text:p>1550</text:p>
          </table:table-cell>
          <table:table-cell table:style-name="ce2" table:formula="of:=[.G23]-[.J23]" office:value-type="float" office:value="20.5" calcext:value-type="float">
            <text:p>20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753" calcext:value-type="float">
            <text:p>1753</text:p>
          </table:table-cell>
          <table:table-cell table:style-name="ce60" table:formula="of:=([.G24]-[.G23])/([.F24]-[.F23])" office:value-type="float" office:value="30.5" calcext:value-type="float">
            <text:p>30,50</text:p>
          </table:table-cell>
          <table:table-cell table:style-name="ce60" table:formula="of:=[.G24]-[.H24]*[.F24]" office:value-type="float" office:value="502.5" calcext:value-type="float">
            <text:p>502,50</text:p>
          </table:table-cell>
          <table:table-cell table:style-name="ce73" table:formula="of:=[.F24]*[.$H$31]+[.$I$31]" office:value-type="float" office:value="1714.5" calcext:value-type="float">
            <text:p>1715</text:p>
          </table:table-cell>
          <table:table-cell table:style-name="ce2" table:formula="of:=[.G24]-[.J24]" office:value-type="float" office:value="38.5" calcext:value-type="float">
            <text:p>38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037" calcext:value-type="float">
            <text:p>2037</text:p>
          </table:table-cell>
          <table:table-cell table:style-name="ce60" table:formula="of:=([.G25]-[.G24])/([.F25]-[.F24])" office:value-type="float" office:value="25.8181818181818" calcext:value-type="float">
            <text:p>25,82</text:p>
          </table:table-cell>
          <table:table-cell table:style-name="ce60" table:formula="of:=[.G25]-[.H25]*[.F25]" office:value-type="float" office:value="694.454545454546" calcext:value-type="float">
            <text:p>694,45</text:p>
          </table:table-cell>
          <table:table-cell table:style-name="ce73" table:formula="of:=[.F25]*[.$H$31]+[.$I$31]" office:value-type="float" office:value="2017" calcext:value-type="float">
            <text:p>2017</text:p>
          </table:table-cell>
          <table:table-cell table:style-name="ce2" table:formula="of:=[.G25]-[.J25]"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26.4667424242424" calcext:value-type="float">
            <text:p>26,467</text:p>
          </table:table-cell>
          <table:table-cell table:style-name="ce8" table:formula="of:=AVERAGE([.I5:.I27])" office:value-type="float" office:value="582.380227272727" calcext:value-type="float">
            <text:p>58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81.75" calcext:value-type="float">
            <text:p>81,75</text:p>
          </table:table-cell>
          <table:table-cell table:style-name="ce14" table:formula="of:=SUM([.L5:.L27])" office:value-type="float" office:value="-70.75" calcext:value-type="float">
            <text:p>-70,7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87" calcext:value-type="float">
            <text:p>587</text:p>
          </table:table-cell>
          <table:table-cell office:value-type="float" office:value="174.5" calcext:value-type="float">
            <text:p>174,5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AT lin." table:style-name="ta1">
        <table:table-column table:style-name="co1" table:number-columns-repeated="4" table:default-cell-style-name="Default"/>
        <table:table-column table:style-name="co1" table:default-cell-style-name="ce59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p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_u</text:p>
          </table:table-cell>
          <table:table-cell office:value-type="string" calcext:value-type="string">
            <text:p>i_m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5*[.D3]/([.D3]+[.C3])" office:value-type="float" office:value="1" calcext:value-type="float">
            <text:p>1,00</text:p>
          </table:table-cell>
          <table:table-cell table:formula="of:=([.E5]-[.E3])/([.B5]-[.B3])" office:value-type="float" office:value="0.0457142857142857" calcext:value-type="float">
            <text:p>0,045714285714286</text:p>
          </table:table-cell>
          <table:table-cell table:formula="of:=[.E5]-[.E3]" office:value-type="float" office:value="1.14285714285714" calcext:value-type="float">
            <text:p>1,14285714285714</text:p>
          </table:table-cell>
          <table:table-cell table:formula="of:=5/(7000+[.D3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00" calcext:value-type="float">
            <text:p>1500</text:p>
          </table:table-cell>
          <table:table-cell table:formula="of:=5*[.D4]/([.D4]+[.C4])" office:value-type="float" office:value="1.36363636363636" calcext:value-type="float">
            <text:p>1,36</text:p>
          </table:table-cell>
          <table:table-cell table:number-columns-repeated="2"/>
          <table:table-cell table:formula="of:=5/(7000+[.D4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5*[.D5]/([.D5]+[.C5])" office:value-type="float" office:value="2.14285714285714" calcext:value-type="float">
            <text:p>2,14</text:p>
          </table:table-cell>
          <table:table-cell table:number-columns-repeated="2"/>
          <table:table-cell table:formula="of:=5/(7000+[.D5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700" calcext:value-type="float">
            <text:p>2700</text:p>
          </table:table-cell>
          <table:table-cell table:formula="of:=5*[.D6]/([.D6]+[.C6])" office:value-type="float" office:value="1.55172413793103" calcext:value-type="float">
            <text:p>1,55</text:p>
          </table:table-cell>
          <table:table-cell table:formula="of:=([.E8]-[.E6])/([.B8]-[.B6])" office:value-type="float" office:value="0.0528246515040352" calcext:value-type="float">
            <text:p>0,052824651504035</text:p>
          </table:table-cell>
          <table:table-cell table:formula="of:=[.E8]-[.E6]" office:value-type="float" office:value="1.32061628760088" calcext:value-type="float">
            <text:p>1,32061628760088</text:p>
          </table:table-cell>
          <table:table-cell table:formula="of:=5/(7000+[.D6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 table:formula="of:=5*[.D7]/([.D7]+[.C7])" office:value-type="float" office:value="2.01492537313433" calcext:value-type="float">
            <text:p>2,01</text:p>
          </table:table-cell>
          <table:table-cell table:number-columns-repeated="2"/>
          <table:table-cell table:formula="of:=5/(7000+[.D7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table:formula="of:=5*[.D8]/([.D8]+[.C8])" office:value-type="float" office:value="2.87234042553191" calcext:value-type="float">
            <text:p>2,87</text:p>
          </table:table-cell>
          <table:table-cell table:number-columns-repeated="2"/>
          <table:table-cell table:formula="of:=5/(7000+[.D8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00" calcext:value-type="float">
            <text:p>3300</text:p>
          </table:table-cell>
          <table:table-cell table:formula="of:=5*[.D9]/([.D9]+[.C9])" office:value-type="float" office:value="1.7741935483871" calcext:value-type="float">
            <text:p>1,77</text:p>
          </table:table-cell>
          <table:table-cell table:formula="of:=([.E11]-[.E9])/([.B11]-[.B9])" office:value-type="float" office:value="0.0535605599513086" calcext:value-type="float">
            <text:p>0,053560559951309</text:p>
          </table:table-cell>
          <table:table-cell table:formula="of:=[.E11]-[.E9]" office:value-type="float" office:value="1.33901399878271" calcext:value-type="float">
            <text:p>1,33901399878271</text:p>
          </table:table-cell>
          <table:table-cell table:formula="of:=5/(7000+[.D9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3300" calcext:value-type="float">
            <text:p>3300</text:p>
          </table:table-cell>
          <table:table-cell table:formula="of:=5*[.D10]/([.D10]+[.C10])" office:value-type="float" office:value="2.26027397260274" calcext:value-type="float">
            <text:p>2,26</text:p>
          </table:table-cell>
          <table:table-cell table:number-columns-repeated="2"/>
          <table:table-cell table:formula="of:=5/(7000+[.D10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table:formula="of:=5*[.D11]/([.D11]+[.C11])" office:value-type="float" office:value="3.11320754716981" calcext:value-type="float">
            <text:p>3,11</text:p>
          </table:table-cell>
          <table:table-cell table:number-columns-repeated="2"/>
          <table:table-cell table:formula="of:=5/(7000+[.D11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700" calcext:value-type="float">
            <text:p>4700</text:p>
          </table:table-cell>
          <table:table-cell table:formula="of:=5*[.D12]/([.D12]+[.C12])" office:value-type="float" office:value="2.19626168224299" calcext:value-type="float">
            <text:p>2,20</text:p>
          </table:table-cell>
          <table:table-cell table:formula="of:=([.E14]-[.E12])/([.B14]-[.B12])" office:value-type="float" office:value="0.0524480401729669" calcext:value-type="float">
            <text:p>0,052448040172967</text:p>
          </table:table-cell>
          <table:table-cell table:formula="of:=[.E14]-[.E12]" office:value-type="float" office:value="1.31120100432417" calcext:value-type="float">
            <text:p>1,31120100432417</text:p>
          </table:table-cell>
          <table:table-cell table:formula="of:=5/(7000+[.D12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table:formula="of:=5*[.D13]/([.D13]+[.C13])" office:value-type="float" office:value="2.70114942528736" calcext:value-type="float">
            <text:p>2,70</text:p>
          </table:table-cell>
          <table:table-cell table:number-columns-repeated="2"/>
          <table:table-cell table:formula="of:=5/(7000+[.D13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table:formula="of:=5*[.D14]/([.D14]+[.C14])" office:value-type="float" office:value="3.50746268656716" calcext:value-type="float">
            <text:p>3,51</text:p>
          </table:table-cell>
          <table:table-cell table:number-columns-repeated="2"/>
          <table:table-cell table:formula="of:=5/(7000+[.D14])" office:value-type="float" office:value="0.000427350427350427" calcext:value-type="float">
            <text:p>0,00042735042735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LT" table:style-name="ta1">
        <table:shapes>
          <draw:frame draw:z-index="0" draw:style-name="gr1" draw:text-style-name="P1" svg:width="277.54mm" svg:height="237.99mm" svg:x="274.24mm" svg:y="14.59mm">
            <draw:object draw:notify-on-update-of-ranges="CLT.F5:CLT.F27 CLT.G5:CLT.G27 CLT.F5:CLT.F27 CLT.J5:CLT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default-cell-style-name="ce68"/>
        <table:table-column table:style-name="co1" table:default-cell-style-name="ce69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style-name="ce70" table:formula="of:=[.F5]*[.$H$31]+[.$I$31]" office:value-type="float" office:value="627.5" calcext:value-type="float">
            <text:p>628</text:p>
          </table:table-cell>
          <table:table-cell table:style-name="ce69" table:formula="of:=[.G5]-[.J5]" office:value-type="float" office:value="48.5" calcext:value-type="float">
            <text:p>48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  <table:table-cell table:formula="of:=([.G6]-[.G5])/([.F6]-[.F5])" office:value-type="float" office:value="15" calcext:value-type="float">
            <text:p>15,00</text:p>
          </table:table-cell>
          <table:table-cell table:formula="of:=[.G6]-[.H6]*[.F6]" office:value-type="float" office:value="661" calcext:value-type="float">
            <text:p>661</text:p>
          </table:table-cell>
          <table:table-cell table:style-name="ce70" table:formula="of:=[.F6]*[.$H$31]+[.$I$31]" office:value-type="float" office:value="655" calcext:value-type="float">
            <text:p>655</text:p>
          </table:table-cell>
          <table:table-cell table:style-name="ce69" table:formula="of:=[.G6]-[.J6]" office:value-type="float" office:value="36" calcext:value-type="float">
            <text:p>36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2" calcext:value-type="float">
            <text:p>802</text:p>
          </table:table-cell>
          <table:table-cell table:formula="of:=([.G7]-[.G6])/([.F7]-[.F6])" office:value-type="float" office:value="27.75" calcext:value-type="float">
            <text:p>27,75</text:p>
          </table:table-cell>
          <table:table-cell table:formula="of:=[.G7]-[.H7]*[.F7]" office:value-type="float" office:value="635.5" calcext:value-type="float">
            <text:p>635,5</text:p>
          </table:table-cell>
          <table:table-cell table:style-name="ce70" table:formula="of:=[.F7]*[.$H$31]+[.$I$31]" office:value-type="float" office:value="765" calcext:value-type="float">
            <text:p>765</text:p>
          </table:table-cell>
          <table:table-cell table:style-name="ce69" table:formula="of:=[.G7]-[.J7]" office:value-type="float" office:value="37" calcext:value-type="float">
            <text:p>37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82" calcext:value-type="float">
            <text:p>882</text:p>
          </table:table-cell>
          <table:table-cell table:formula="of:=([.G8]-[.G7])/([.F8]-[.F7])" office:value-type="float" office:value="26.6666666666667" calcext:value-type="float">
            <text:p>26,67</text:p>
          </table:table-cell>
          <table:table-cell table:formula="of:=[.G8]-[.H8]*[.F8]" office:value-type="float" office:value="642" calcext:value-type="float">
            <text:p>642</text:p>
          </table:table-cell>
          <table:table-cell table:style-name="ce70" table:formula="of:=[.F8]*[.$H$31]+[.$I$31]" office:value-type="float" office:value="847.5" calcext:value-type="float">
            <text:p>848</text:p>
          </table:table-cell>
          <table:table-cell table:style-name="ce69" table:formula="of:=[.G8]-[.J8]" office:value-type="float" office:value="34.5" calcext:value-type="float">
            <text:p>34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([.G9]-[.G8])/([.F9]-[.F8])" office:value-type="float" office:value="23.6" calcext:value-type="float">
            <text:p>23,60</text:p>
          </table:table-cell>
          <table:table-cell table:formula="of:=[.G9]-[.H9]*[.F9]" office:value-type="float" office:value="669.6" calcext:value-type="float">
            <text:p>669,6</text:p>
          </table:table-cell>
          <table:table-cell table:style-name="ce70" table:formula="of:=[.F9]*[.$H$31]+[.$I$31]" office:value-type="float" office:value="985" calcext:value-type="float">
            <text:p>985</text:p>
          </table:table-cell>
          <table:table-cell table:style-name="ce69" table:formula="of:=[.G9]-[.J9]" office:value-type="float" office:value="15" calcext:value-type="float">
            <text:p>15</text:p>
          </table:table-cell>
          <table:table-cell table:style-name="ce69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11" calcext:value-type="float">
            <text:p>1111</text:p>
          </table:table-cell>
          <table:table-cell table:formula="of:=([.G10]-[.G9])/([.F10]-[.F9])" office:value-type="float" office:value="27.75" calcext:value-type="float">
            <text:p>27,75</text:p>
          </table:table-cell>
          <table:table-cell table:formula="of:=[.G10]-[.H10]*[.F10]" office:value-type="float" office:value="611.5" calcext:value-type="float">
            <text:p>611,5</text:p>
          </table:table-cell>
          <table:table-cell table:style-name="ce70" table:formula="of:=[.F10]*[.$H$31]+[.$I$31]" office:value-type="float" office:value="1095" calcext:value-type="float">
            <text:p>1095</text:p>
          </table:table-cell>
          <table:table-cell table:style-name="ce69" table:formula="of:=[.G10]-[.J10]" office:value-type="float" office:value="16" calcext:value-type="float">
            <text:p>16</text:p>
          </table:table-cell>
          <table:table-cell table:style-name="ce69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260" calcext:value-type="float">
            <text:p>1260</text:p>
          </table:table-cell>
          <table:table-cell table:formula="of:=([.G11]-[.G10])/([.F11]-[.F10])" office:value-type="float" office:value="37.25" calcext:value-type="float">
            <text:p>37,25</text:p>
          </table:table-cell>
          <table:table-cell table:formula="of:=[.G11]-[.H11]*[.F11]" office:value-type="float" office:value="440.5" calcext:value-type="float">
            <text:p>440,5</text:p>
          </table:table-cell>
          <table:table-cell table:style-name="ce70" table:formula="of:=[.F11]*[.$H$31]+[.$I$31]" office:value-type="float" office:value="1205" calcext:value-type="float">
            <text:p>1205</text:p>
          </table:table-cell>
          <table:table-cell table:style-name="ce69" table:formula="of:=[.G11]-[.J11]" office:value-type="float" office:value="55" calcext:value-type="float">
            <text:p>55</text:p>
          </table:table-cell>
          <table:table-cell table:style-name="ce69" table:formula="of:=[.G11]-[.J11]"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334" calcext:value-type="float">
            <text:p>1334</text:p>
          </table:table-cell>
          <table:table-cell table:formula="of:=([.G12]-[.G11])/([.F12]-[.F11])" office:value-type="float" office:value="24.6666666666667" calcext:value-type="float">
            <text:p>24,67</text:p>
          </table:table-cell>
          <table:table-cell table:formula="of:=[.G12]-[.H12]*[.F12]" office:value-type="float" office:value="717.333333333333" calcext:value-type="float">
            <text:p>717,333333333333</text:p>
          </table:table-cell>
          <table:table-cell table:style-name="ce70" table:formula="of:=[.F12]*[.$H$31]+[.$I$31]" office:value-type="float" office:value="1287.5" calcext:value-type="float">
            <text:p>1288</text:p>
          </table:table-cell>
          <table:table-cell table:style-name="ce69" table:formula="of:=[.G12]-[.J12]" office:value-type="float" office:value="46.5" calcext:value-type="float">
            <text:p>46,5</text:p>
          </table:table-cell>
          <table:table-cell table:style-name="ce69" table:formula="of:=[.G12]-[.J12]" office:value-type="float" office:value="46.5" calcext:value-type="float">
            <text:p>46,5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502" calcext:value-type="float">
            <text:p>1502</text:p>
          </table:table-cell>
          <table:table-cell table:formula="of:=([.G13]-[.G12])/([.F13]-[.F12])" office:value-type="float" office:value="24" calcext:value-type="float">
            <text:p>24,00</text:p>
          </table:table-cell>
          <table:table-cell table:formula="of:=[.G13]-[.H13]*[.F13]" office:value-type="float" office:value="734" calcext:value-type="float">
            <text:p>734</text:p>
          </table:table-cell>
          <table:table-cell table:style-name="ce70" table:formula="of:=[.F13]*[.$H$31]+[.$I$31]" office:value-type="float" office:value="1480" calcext:value-type="float">
            <text:p>1480</text:p>
          </table:table-cell>
          <table:table-cell table:style-name="ce69" table:formula="of:=[.G13]-[.J13]" office:value-type="float" office:value="22" calcext:value-type="float">
            <text:p>22</text:p>
          </table:table-cell>
          <table:table-cell table:style-name="ce69" table:formula="of:=[.G13]-[.J13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811" calcext:value-type="float">
            <text:p>1811</text:p>
          </table:table-cell>
          <table:table-cell table:formula="of:=([.G14]-[.G13])/([.F14]-[.F13])" office:value-type="float" office:value="28.0909090909091" calcext:value-type="float">
            <text:p>28,09</text:p>
          </table:table-cell>
          <table:table-cell table:formula="of:=[.G14]-[.H14]*[.F14]" office:value-type="float" office:value="603.090909090909" calcext:value-type="float">
            <text:p>603,090909090909</text:p>
          </table:table-cell>
          <table:table-cell table:style-name="ce70" table:formula="of:=[.F14]*[.$H$31]+[.$I$31]" office:value-type="float" office:value="1782.5" calcext:value-type="float">
            <text:p>1783</text:p>
          </table:table-cell>
          <table:table-cell table:style-name="ce69" table:formula="of:=[.G14]-[.J14]" office:value-type="float" office:value="28.5" calcext:value-type="float">
            <text:p>28,5</text:p>
          </table:table-cell>
          <table:table-cell table:style-name="ce69" table:formula="of:=[.G14]-[.J14]" office:value-type="float" office:value="28.5" calcext:value-type="float">
            <text:p>28,5</text:p>
          </table:table-cell>
        </table:table-row>
        <table:table-row table:style-name="ro1">
          <table:table-cell table:number-columns-repeated="5"/>
          <table:table-cell office:value-type="float" office:value="50.5" calcext:value-type="float">
            <text:p>50,5</text:p>
          </table:table-cell>
          <table:table-cell office:value-type="float" office:value="2000" calcext:value-type="float">
            <text:p>2000</text:p>
          </table:table-cell>
          <table:table-cell table:formula="of:=([.G15]-[.G14])/([.F15]-[.F14])" office:value-type="float" office:value="25.2" calcext:value-type="float">
            <text:p>25,20</text:p>
          </table:table-cell>
          <table:table-cell table:formula="of:=[.G15]-[.H15]*[.F15]" office:value-type="float" office:value="727.4" calcext:value-type="float">
            <text:p>727,4</text:p>
          </table:table-cell>
          <table:table-cell table:style-name="ce70" table:formula="of:=[.F15]*[.$H$31]+[.$I$31]" office:value-type="float" office:value="1988.75" calcext:value-type="float">
            <text:p>1989</text:p>
          </table:table-cell>
          <table:table-cell table:style-name="ce69" table:formula="of:=[.G15]-[.J15]" office:value-type="float" office:value="11.25" calcext:value-type="float">
            <text:p>11,25</text:p>
          </table:table-cell>
          <table:table-cell table:style-name="ce69" table:formula="of:=[.G15]-[.J15]" office:value-type="float" office:value="11.25" calcext:value-type="float">
            <text:p>11,2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215" calcext:value-type="float">
            <text:p>2215</text:p>
          </table:table-cell>
          <table:table-cell table:formula="of:=([.G16]-[.G15])/([.F16]-[.F15])" office:value-type="float" office:value="22.6315789473684" calcext:value-type="float">
            <text:p>22,63</text:p>
          </table:table-cell>
          <table:table-cell table:formula="of:=[.G16]-[.H16]*[.F16]" office:value-type="float" office:value="857.105263157895" calcext:value-type="float">
            <text:p>857,105263157895</text:p>
          </table:table-cell>
          <table:table-cell table:style-name="ce70" table:formula="of:=[.F16]*[.$H$31]+[.$I$31]" office:value-type="float" office:value="2250" calcext:value-type="float">
            <text:p>2250</text:p>
          </table:table-cell>
          <table:table-cell table:style-name="ce69" table:formula="of:=[.G16]-[.J16]" office:value-type="float" office:value="-35" calcext:value-type="float">
            <text:p>-35</text:p>
          </table:table-cell>
          <table:table-cell table:style-name="ce69" table:formula="of:=[.G16]-[.J16]" office:value-type="float" office:value="-35" calcext:value-type="float">
            <text:p>-35</text:p>
          </table:table-cell>
        </table:table-row>
        <table:table-row table:style-name="ro1">
          <table:table-cell table:number-columns-repeated="5"/>
          <table:table-cell office:value-type="float" office:value="70.5" calcext:value-type="float">
            <text:p>70,5</text:p>
          </table:table-cell>
          <table:table-cell office:value-type="float" office:value="2405" calcext:value-type="float">
            <text:p>2405</text:p>
          </table:table-cell>
          <table:table-cell table:formula="of:=([.G17]-[.G16])/([.F17]-[.F16])" office:value-type="float" office:value="18.0952380952381" calcext:value-type="float">
            <text:p>18,10</text:p>
          </table:table-cell>
          <table:table-cell table:formula="of:=[.G17]-[.H17]*[.F17]" office:value-type="float" office:value="1129.28571428571" calcext:value-type="float">
            <text:p>1129,28571428571</text:p>
          </table:table-cell>
          <table:table-cell table:style-name="ce70" table:formula="of:=[.F17]*[.$H$31]+[.$I$31]" office:value-type="float" office:value="2538.75" calcext:value-type="float">
            <text:p>2539</text:p>
          </table:table-cell>
          <table:table-cell table:style-name="ce69" table:formula="of:=[.G17]-[.J17]" office:value-type="float" office:value="-133.75" calcext:value-type="float">
            <text:p>-133,75</text:p>
          </table:table-cell>
          <table:table-cell table:style-name="ce69" table:formula="of:=[.G17]-[.J17]" office:value-type="float" office:value="-133.75" calcext:value-type="float">
            <text:p>-133,75</text:p>
          </table:table-cell>
        </table:table-row>
        <table:table-row table:style-name="ro1">
          <table:table-cell table:number-columns-repeated="5"/>
          <table:table-cell office:value-type="float" office:value="80.5" calcext:value-type="float">
            <text:p>80,5</text:p>
          </table:table-cell>
          <table:table-cell office:value-type="float" office:value="2546" calcext:value-type="float">
            <text:p>2546</text:p>
          </table:table-cell>
          <table:table-cell table:formula="of:=([.G18]-[.G17])/([.F18]-[.F17])" office:value-type="float" office:value="14.1" calcext:value-type="float">
            <text:p>14,10</text:p>
          </table:table-cell>
          <table:table-cell table:formula="of:=[.G18]-[.H18]*[.F18]" office:value-type="float" office:value="1410.95" calcext:value-type="float">
            <text:p>1410,95</text:p>
          </table:table-cell>
          <table:table-cell table:style-name="ce70" table:formula="of:=[.F18]*[.$H$31]+[.$I$31]" office:value-type="float" office:value="2813.75" calcext:value-type="float">
            <text:p>2814</text:p>
          </table:table-cell>
          <table:table-cell table:style-name="ce69" table:formula="of:=[.G18]-[.J18]" office:value-type="float" office:value="-267.75" calcext:value-type="float">
            <text:p>-267,7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2663" calcext:value-type="float">
            <text:p>2663</text:p>
          </table:table-cell>
          <table:table-cell table:formula="of:=([.G19]-[.G18])/([.F19]-[.F18])" office:value-type="float" office:value="11.1428571428571" calcext:value-type="float">
            <text:p>11,14</text:p>
          </table:table-cell>
          <table:table-cell table:formula="of:=[.G19]-[.H19]*[.F19]" office:value-type="float" office:value="1649" calcext:value-type="float">
            <text:p>1649</text:p>
          </table:table-cell>
          <table:table-cell table:style-name="ce70" table:formula="of:=[.F19]*[.$H$31]+[.$I$31]" office:value-type="float" office:value="3102.5" calcext:value-type="float">
            <text:p>3103</text:p>
          </table:table-cell>
          <table:table-cell table:style-name="ce69" table:formula="of:=[.G19]-[.J19]" office:value-type="float" office:value="-439.5" calcext:value-type="float">
            <text:p>-439,5</text:p>
          </table:table-cell>
          <table:table-cell table:style-name="ce69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0]-[.J20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2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3]-[.J23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4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3.2817083292647" calcext:value-type="float">
            <text:p>23</text:p>
          </table:table-cell>
          <table:table-cell table:style-name="ce8" table:formula="of:=AVERAGE([.I5:.I27])" office:value-type="float" office:value="820.590372847704" calcext:value-type="float">
            <text:p>82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525.75" calcext:value-type="float">
            <text:p>-525,75</text:p>
          </table:table-cell>
          <table:table-cell table:style-name="ce14" table:formula="of:=SUM([.L5:.L27])" office:value-type="float" office:value="25.5" calcext:value-type="float">
            <text:p>25,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</table:table>
      <table:table table:name="IAT_linearizator" table:style-name="ta1">
        <table:shapes>
          <draw:frame draw:z-index="0" draw:style-name="gr1" draw:text-style-name="P1" svg:width="277.54mm" svg:height="237.99mm" svg:x="298.2mm" svg:y="14.86mm">
            <draw:object draw:notify-on-update-of-ranges="IAT_linearizator.F6:IAT_linearizator.F28 IAT_linearizator.G6:IAT_linearizator.G28 IAT_linearizator.F6:IAT_linearizator.F22 IAT_linearizator.H4:IAT_linearizator.H4 IAT_linearizator.H6:IAT_linearizator.H22 IAT_linearizator.F6:IAT_linearizator.F28 IAT_linearizator.K6:IAT_linearizator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77" office:value-type="float" office:value="-0.5" calcext:value-type="float">
            <text:p>-0,5</text:p>
          </table:table-cell>
          <table:table-cell table:style-name="ce77" office:value-type="float" office:value="6150" calcext:value-type="float">
            <text:p>6150</text:p>
          </table:table-cell>
          <table:table-cell table:formula="of:=5*[.G5]/([.G5]+[.$H$32])" office:value-type="float" office:value="4.0327868852459" calcext:value-type="float">
            <text:p>4,03</text:p>
          </table:table-cell>
          <table:table-cell table:style-name="ce1" table:number-columns-repeated="2"/>
          <table:table-cell table:style-name="ce80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table:formula="of:=5*[.G6]/([.G6]+[.$H$32])" office:value-type="float" office:value="4.02123424021234" calcext:value-type="float">
            <text:p>4,02</text:p>
          </table:table-cell>
          <table:table-cell/>
          <table:table-cell table:style-name="ce69"/>
          <table:table-cell table:style-name="ce72" table:formula="of:=[.F6]*[.$I$32]+[.$J$32]" office:value-type="float" office:value="4.05" calcext:value-type="float">
            <text:p>4,05</text:p>
          </table:table-cell>
          <table:table-cell table:style-name="ce81" table:formula="of:=[.H6]-[.K6]" office:value-type="float" office:value="-0.0287657597876576" calcext:value-type="float">
            <text:p>-0,029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5*[.G7]/([.G7]+[.$H$32])" office:value-type="float" office:value="3.86100386100386" calcext:value-type="float">
            <text:p>3,86</text:p>
          </table:table-cell>
          <table:table-cell table:formula="of:=([.H7]-[.H6])/([.F7]-[.F6])" office:value-type="float" office:value="-0.0400575948021203" calcext:value-type="float">
            <text:p>-0,04</text:p>
          </table:table-cell>
          <table:table-cell table:formula="of:=[.H7]-[.I7]*[.F7]" office:value-type="float" office:value="4.02123424021234" calcext:value-type="float">
            <text:p>4,02</text:p>
          </table:table-cell>
          <table:table-cell table:style-name="ce72" table:formula="of:=[.F7]*[.$I$32]+[.$J$32]" office:value-type="float" office:value="3.868" calcext:value-type="float">
            <text:p>3,87</text:p>
          </table:table-cell>
          <table:table-cell table:style-name="ce81" table:formula="of:=[.H7]-[.K7]" office:value-type="float" office:value="-0.00699613899613905" calcext:value-type="float">
            <text:p>-0,007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730" calcext:value-type="float">
            <text:p>4730</text:p>
          </table:table-cell>
          <table:table-cell table:formula="of:=5*[.G8]/([.G8]+[.$H$32])" office:value-type="float" office:value="3.81144238517325" calcext:value-type="float">
            <text:p>3,81</text:p>
          </table:table-cell>
          <table:table-cell table:formula="of:=([.H8]-[.H7])/([.F8]-[.F7])" office:value-type="float" office:value="-0.0381242121773949" calcext:value-type="float">
            <text:p>-0,04</text:p>
          </table:table-cell>
          <table:table-cell table:formula="of:=[.H8]-[.I8]*[.F8]" office:value-type="float" office:value="4.01350070971344" calcext:value-type="float">
            <text:p>4,01</text:p>
          </table:table-cell>
          <table:table-cell table:style-name="ce72" table:formula="of:=[.F8]*[.$I$32]+[.$J$32]" office:value-type="float" office:value="3.80885" calcext:value-type="float">
            <text:p>3,81</text:p>
          </table:table-cell>
          <table:table-cell table:style-name="ce81" table:formula="of:=[.H8]-[.K8]" office:value-type="float" office:value="0.00259238517324789" calcext:value-type="float">
            <text:p>0,003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table:formula="of:=5*[.G9]/([.G9]+[.$H$32])" office:value-type="float" office:value="3.65296803652968" calcext:value-type="float">
            <text:p>3,65</text:p>
          </table:table-cell>
          <table:table-cell table:formula="of:=([.H9]-[.H8])/([.F9]-[.F8])" office:value-type="float" office:value="-0.042830905038802" calcext:value-type="float">
            <text:p>-0,04</text:p>
          </table:table-cell>
          <table:table-cell table:formula="of:=[.H9]-[.I9]*[.F9]" office:value-type="float" office:value="4.0384461818789" calcext:value-type="float">
            <text:p>4,04</text:p>
          </table:table-cell>
          <table:table-cell table:style-name="ce72" table:formula="of:=[.F9]*[.$I$32]+[.$J$32]" office:value-type="float" office:value="3.6405" calcext:value-type="float">
            <text:p>3,64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10]/([.G10]+[.$H$32])" office:value-type="float" office:value="3.40540540540541" calcext:value-type="float">
            <text:p>3,41</text:p>
          </table:table-cell>
          <table:table-cell table:formula="of:=([.H10]-[.H9])/([.F10]-[.F9])" office:value-type="float" office:value="-0.049512526224855" calcext:value-type="float">
            <text:p>-0,05</text:p>
          </table:table-cell>
          <table:table-cell table:formula="of:=[.H10]-[.I10]*[.F10]" office:value-type="float" office:value="4.09858077255338" calcext:value-type="float">
            <text:p>4,10</text:p>
          </table:table-cell>
          <table:table-cell table:style-name="ce72" table:formula="of:=[.F10]*[.$I$32]+[.$J$32]" office:value-type="float" office:value="3.413" calcext:value-type="float">
            <text:p>3,41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700" calcext:value-type="float">
            <text:p>2700</text:p>
          </table:table-cell>
          <table:table-cell table:formula="of:=5*[.G11]/([.G11]+[.$H$32])" office:value-type="float" office:value="3.23353293413174" calcext:value-type="float">
            <text:p>3,23</text:p>
          </table:table-cell>
          <table:table-cell table:formula="of:=([.H11]-[.H10])/([.F11]-[.F10])" office:value-type="float" office:value="-0.0381938825052597" calcext:value-type="float">
            <text:p>-0,04</text:p>
          </table:table-cell>
          <table:table-cell table:formula="of:=[.H11]-[.I11]*[.F11]" office:value-type="float" office:value="3.94011976047904" calcext:value-type="float">
            <text:p>3,94</text:p>
          </table:table-cell>
          <table:table-cell table:style-name="ce72" table:formula="of:=[.F11]*[.$I$32]+[.$J$32]" office:value-type="float" office:value="3.20825" calcext:value-type="float">
            <text:p>3,21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610" calcext:value-type="float">
            <text:p>2610</text:p>
          </table:table-cell>
          <table:table-cell table:formula="of:=5*[.G12]/([.G12]+[.$H$32])" office:value-type="float" office:value="3.19461444308446" calcext:value-type="float">
            <text:p>3,19</text:p>
          </table:table-cell>
          <table:table-cell table:formula="of:=([.H12]-[.H11])/([.F12]-[.F11])" office:value-type="float" office:value="-0.0389184910472813" calcext:value-type="float">
            <text:p>-0,04</text:p>
          </table:table-cell>
          <table:table-cell table:formula="of:=[.H12]-[.I12]*[.F12]" office:value-type="float" office:value="3.95352501850644" calcext:value-type="float">
            <text:p>3,95</text:p>
          </table:table-cell>
          <table:table-cell table:style-name="ce72" table:formula="of:=[.F12]*[.$I$32]+[.$J$32]" office:value-type="float" office:value="3.16275" calcext:value-type="float">
            <text:p>3,16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222" calcext:value-type="float">
            <text:p>2222</text:p>
          </table:table-cell>
          <table:table-cell table:formula="of:=5*[.G13]/([.G13]+[.$H$32])" office:value-type="float" office:value="3.00513930213687" calcext:value-type="float">
            <text:p>3,01</text:p>
          </table:table-cell>
          <table:table-cell table:formula="of:=([.H13]-[.H12])/([.F13]-[.F12])" office:value-type="float" office:value="-0.0541357545564536" calcext:value-type="float">
            <text:p>-0,05</text:p>
          </table:table-cell>
          <table:table-cell table:formula="of:=[.H13]-[.I13]*[.F13]" office:value-type="float" office:value="4.2502616569353" calcext:value-type="float">
            <text:p>4,25</text:p>
          </table:table-cell>
          <table:table-cell table:style-name="ce72" table:formula="of:=[.F13]*[.$I$32]+[.$J$32]" office:value-type="float" office:value="3.0035" calcext:value-type="float">
            <text:p>3,00</text:p>
          </table:table-cell>
          <table:table-cell table:style-name="ce81" table:formula="of:=[.H13]-[.K13]" office:value-type="float" office:value="0.00163930213686792" calcext:value-type="float">
            <text:p>0,002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4]/([.G14]+[.$H$32])" office:value-type="float" office:value="2.90780141843972" calcext:value-type="float">
            <text:p>2,91</text:p>
          </table:table-cell>
          <table:table-cell table:formula="of:=([.H14]-[.H13])/([.F14]-[.F13])" office:value-type="float" office:value="-0.0486689418485757" calcext:value-type="float">
            <text:p>-0,05</text:p>
          </table:table-cell>
          <table:table-cell table:formula="of:=[.H14]-[.I14]*[.F14]" office:value-type="float" office:value="4.12452496465411" calcext:value-type="float">
            <text:p>4,12</text:p>
          </table:table-cell>
          <table:table-cell table:style-name="ce72" table:formula="of:=[.F14]*[.$I$32]+[.$J$32]" office:value-type="float" office:value="2.9125" calcext:value-type="float">
            <text:p>2,91</text:p>
          </table:table-cell>
          <table:table-cell table:style-name="ce81" table:formula="of:=[.H14]-[.K14]" office:value-type="float" office:value="-0.00469858156028336" calcext:value-type="float">
            <text:p>-0,005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formula="of:=5*[.G15]/([.G15]+[.$H$32])" office:value-type="float" office:value="2.52100840336134" calcext:value-type="float">
            <text:p>2,52</text:p>
          </table:table-cell>
          <table:table-cell table:formula="of:=([.H15]-[.H14])/([.F15]-[.F14])" office:value-type="float" office:value="-0.0429770016753746" calcext:value-type="float">
            <text:p>-0,04</text:p>
          </table:table-cell>
          <table:table-cell table:formula="of:=[.H15]-[.I15]*[.F15]" office:value-type="float" office:value="3.98222646032408" calcext:value-type="float">
            <text:p>3,98</text:p>
          </table:table-cell>
          <table:table-cell table:style-name="ce72" table:formula="of:=[.F15]*[.$I$32]+[.$J$32]" office:value-type="float" office:value="2.503" calcext:value-type="float">
            <text:p>2,50</text:p>
          </table:table-cell>
          <table:table-cell table:style-name="ce81" table:formula="of:=[.H15]-[.K15]" office:value-type="float" office:value="0.0180084033613444" calcext:value-type="float">
            <text:p>0,01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60" calcext:value-type="float">
            <text:p>960</text:p>
          </table:table-cell>
          <table:table-cell table:formula="of:=5*[.G16]/([.G16]+[.$H$32])" office:value-type="float" office:value="1.97125256673511" calcext:value-type="float">
            <text:p>1,97</text:p>
          </table:table-cell>
          <table:table-cell table:formula="of:=([.H16]-[.H15])/([.F16]-[.F15])" office:value-type="float" office:value="-0.0478048553588028" calcext:value-type="float">
            <text:p>-0,05</text:p>
          </table:table-cell>
          <table:table-cell table:formula="of:=[.H16]-[.I16]*[.F16]" office:value-type="float" office:value="4.14637348556064" calcext:value-type="float">
            <text:p>4,15</text:p>
          </table:table-cell>
          <table:table-cell table:style-name="ce72" table:formula="of:=[.F16]*[.$I$32]+[.$J$32]" office:value-type="float" office:value="1.97975" calcext:value-type="float">
            <text:p>1,98</text:p>
          </table:table-cell>
          <table:table-cell table:style-name="ce81" table:formula="of:=[.H16]-[.K16]" office:value-type="float" office:value="-0.00849743326488683" calcext:value-type="float">
            <text:p>-0,00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5*[.G17]/([.G17]+[.$H$32])" office:value-type="float" office:value="1.7511013215859" calcext:value-type="float">
            <text:p>1,75</text:p>
          </table:table-cell>
          <table:table-cell table:formula="of:=([.H17]-[.H16])/([.F17]-[.F16])" office:value-type="float" office:value="-0.0400274991180382" calcext:value-type="float">
            <text:p>-0,04</text:p>
          </table:table-cell>
          <table:table-cell table:formula="of:=[.H17]-[.I17]*[.F17]" office:value-type="float" office:value="3.79250377660585" calcext:value-type="float">
            <text:p>3,79</text:p>
          </table:table-cell>
          <table:table-cell table:style-name="ce72" table:formula="of:=[.F17]*[.$I$32]+[.$J$32]" office:value-type="float" office:value="1.7295" calcext:value-type="float">
            <text:p>1,73</text:p>
          </table:table-cell>
          <table:table-cell table:style-name="ce81" table:formula="of:=[.H17]-[.K17]" office:value-type="float" office:value="0.0216013215859032" calcext:value-type="float">
            <text:p>0,022</text:p>
          </table:table-cell>
          <table:table-cell table:style-name="ce81"/>
        </table:table-row>
        <table:table-row table:style-name="ro1" table:number-rows-repeated="5">
          <table:table-cell table:number-columns-repeated="10"/>
          <table:table-cell table:style-name="ce70"/>
          <table:table-cell table:style-name="ce69" table:number-columns-repeated="2"/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6:.I28])" office:value-type="float" office:value="-0.0437501513048144" calcext:value-type="float">
            <text:p>-,04</text:p>
          </table:table-cell>
          <table:table-cell table:style-name="ce8" table:formula="of:=AVERAGE([.J6:.J28])" office:value-type="float" office:value="4.03284518431123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82" table:formula="of:=SUM([.L6:.L28])" office:value-type="float" office:value="0.0569043177996749" calcext:value-type="float">
            <text:p>0,057</text:p>
          </table:table-cell>
          <table:table-cell table:style-name="ce83" table:formula="of:=SUM([.M6:.M28])" office:value-type="float" office:value="0.0620208191512783" calcext:value-type="float">
            <text:p>0,06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4.05" calcext:value-type="float">
            <text:p>4,0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p: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CLT_linearizator" table:style-name="ta1">
        <table:shapes>
          <draw:frame draw:z-index="0" draw:style-name="gr1" draw:text-style-name="P1" svg:width="277.54mm" svg:height="237.99mm" svg:x="299.57mm" svg:y="13.53mm">
            <draw:object draw:notify-on-update-of-ranges="CLT_linearizator.F5:CLT_linearizator.F27 CLT_linearizator.G4:CLT_linearizator.G4 CLT_linearizator.G5:CLT_linearizator.G27 CLT_linearizator.F5:CLT_linearizator.F21 CLT_linearizator.H4:CLT_linearizator.H4 CLT_linearizator.H5:CLT_linearizator.H21 CLT_linearizator.F5:CLT_linearizator.F27 CLT_linearizator.K4:CLT_linearizator.K4 CLT_linearizator.K5:CLT_linearizator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table:formula="of:=5*[.G5]/([.G5]+[.$H$31])" office:value-type="float" office:value="3.98013335147639" calcext:value-type="float">
            <text:p>3,98</text:p>
          </table:table-cell>
          <table:table-cell/>
          <table:table-cell table:style-name="ce69"/>
          <table:table-cell table:style-name="ce72" table:formula="of:=[.F5]*[.$I$31]+[.$J$31]" office:value-type="float" office:value="4" calcext:value-type="float">
            <text:p>4,00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70" calcext:value-type="float">
            <text:p>4770</text:p>
          </table:table-cell>
          <table:table-cell table:formula="of:=5*[.G6]/([.G6]+[.$H$31])" office:value-type="float" office:value="3.80443451906205" calcext:value-type="float">
            <text:p>3,80</text:p>
          </table:table-cell>
          <table:table-cell table:formula="of:=([.H6]-[.H5])/([.F6]-[.F5])" office:value-type="float" office:value="-0.0439247081035851" calcext:value-type="float">
            <text:p>-0,04</text:p>
          </table:table-cell>
          <table:table-cell table:formula="of:=[.H6]-[.I6]*[.F6]" office:value-type="float" office:value="3.98013335147639" calcext:value-type="float">
            <text:p>3,98</text:p>
          </table:table-cell>
          <table:table-cell table:style-name="ce72" table:formula="of:=[.F6]*[.$I$31]+[.$J$31]" office:value-type="float" office:value="3.84" calcext:value-type="float">
            <text:p>3,8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470" calcext:value-type="float">
            <text:p>4470</text:p>
          </table:table-cell>
          <table:table-cell table:formula="of:=5*[.G7]/([.G7]+[.$H$31])" office:value-type="float" office:value="3.74434578656391" calcext:value-type="float">
            <text:p>3,74</text:p>
          </table:table-cell>
          <table:table-cell table:formula="of:=([.H7]-[.H6])/([.F7]-[.F6])" office:value-type="float" office:value="-0.0462221019216443" calcext:value-type="float">
            <text:p>-0,05</text:p>
          </table:table-cell>
          <table:table-cell table:formula="of:=[.H7]-[.I7]*[.F7]" office:value-type="float" office:value="3.98932292674863" calcext:value-type="float">
            <text:p>3,99</text:p>
          </table:table-cell>
          <table:table-cell table:style-name="ce72" table:formula="of:=[.F7]*[.$I$31]+[.$J$31]" office:value-type="float" office:value="3.788" calcext:value-type="float">
            <text:p>3,79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5*[.G8]/([.G8]+[.$H$31])" office:value-type="float" office:value="3.58558218531798" calcext:value-type="float">
            <text:p>3,59</text:p>
          </table:table-cell>
          <table:table-cell table:formula="of:=([.H8]-[.H7])/([.F8]-[.F7])" office:value-type="float" office:value="-0.0429090814178187" calcext:value-type="float">
            <text:p>-0,04</text:p>
          </table:table-cell>
          <table:table-cell table:formula="of:=[.H8]-[.I8]*[.F8]" office:value-type="float" office:value="3.97176391807835" calcext:value-type="float">
            <text:p>3,97</text:p>
          </table:table-cell>
          <table:table-cell table:style-name="ce72" table:formula="of:=[.F8]*[.$I$31]+[.$J$31]" office:value-type="float" office:value="3.64" calcext:value-type="float">
            <text:p>3,64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9]/([.G9]+[.$H$31])" office:value-type="float" office:value="3.38782533878253" calcext:value-type="float">
            <text:p>3,39</text:p>
          </table:table-cell>
          <table:table-cell table:formula="of:=([.H9]-[.H8])/([.F9]-[.F8])" office:value-type="float" office:value="-0.0395513693070901" calcext:value-type="float">
            <text:p>-0,04</text:p>
          </table:table-cell>
          <table:table-cell table:formula="of:=[.H9]-[.I9]*[.F9]" office:value-type="float" office:value="3.9415445090818" calcext:value-type="float">
            <text:p>3,94</text:p>
          </table:table-cell>
          <table:table-cell table:style-name="ce72" table:formula="of:=[.F9]*[.$I$31]+[.$J$31]" office:value-type="float" office:value="3.44" calcext:value-type="float">
            <text:p>3,44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600" calcext:value-type="float">
            <text:p>2600</text:p>
          </table:table-cell>
          <table:table-cell table:formula="of:=5*[.G10]/([.G10]+[.$H$31])" office:value-type="float" office:value="3.17150524518175" calcext:value-type="float">
            <text:p>3,17</text:p>
          </table:table-cell>
          <table:table-cell table:formula="of:=([.H10]-[.H9])/([.F10]-[.F9])" office:value-type="float" office:value="-0.048071131911285" calcext:value-type="float">
            <text:p>-0,05</text:p>
          </table:table-cell>
          <table:table-cell table:formula="of:=[.H10]-[.I10]*[.F10]" office:value-type="float" office:value="4.06082118554052" calcext:value-type="float">
            <text:p>4,06</text:p>
          </table:table-cell>
          <table:table-cell table:style-name="ce72" table:formula="of:=[.F10]*[.$I$31]+[.$J$31]" office:value-type="float" office:value="3.26" calcext:value-type="float">
            <text:p>3,26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530" calcext:value-type="float">
            <text:p>2530</text:p>
          </table:table-cell>
          <table:table-cell table:formula="of:=5*[.G11]/([.G11]+[.$H$31])" office:value-type="float" office:value="3.1397369074212" calcext:value-type="float">
            <text:p>3,14</text:p>
          </table:table-cell>
          <table:table-cell table:formula="of:=([.H11]-[.H10])/([.F11]-[.F10])" office:value-type="float" office:value="-0.0317683377605551" calcext:value-type="float">
            <text:p>-0,03</text:p>
          </table:table-cell>
          <table:table-cell table:formula="of:=[.H11]-[.I11]*[.F11]" office:value-type="float" office:value="3.75921949375202" calcext:value-type="float">
            <text:p>3,76</text:p>
          </table:table-cell>
          <table:table-cell table:style-name="ce72" table:formula="of:=[.F11]*[.$I$31]+[.$J$31]" office:value-type="float" office:value="3.22" calcext:value-type="float">
            <text:p>3,22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150" calcext:value-type="float">
            <text:p>2150</text:p>
          </table:table-cell>
          <table:table-cell table:formula="of:=5*[.G12]/([.G12]+[.$H$31])" office:value-type="float" office:value="2.94601260619348" calcext:value-type="float">
            <text:p>2,95</text:p>
          </table:table-cell>
          <table:table-cell table:formula="of:=([.H12]-[.H11])/([.F12]-[.F11])" office:value-type="float" office:value="-0.0553498003507768" calcext:value-type="float">
            <text:p>-0,06</text:p>
          </table:table-cell>
          <table:table-cell table:formula="of:=[.H12]-[.I12]*[.F12]" office:value-type="float" office:value="4.21905801426134" calcext:value-type="float">
            <text:p>4,22</text:p>
          </table:table-cell>
          <table:table-cell table:style-name="ce72" table:formula="of:=[.F12]*[.$I$31]+[.$J$31]" office:value-type="float" office:value="3.08" calcext:value-type="float">
            <text:p>3,08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3]/([.G13]+[.$H$31])" office:value-type="float" office:value="2.88813750352212" calcext:value-type="float">
            <text:p>2,89</text:p>
          </table:table-cell>
          <table:table-cell table:formula="of:=([.H13]-[.H12])/([.F13]-[.F12])" office:value-type="float" office:value="-0.0289375513356793" calcext:value-type="float">
            <text:p>-0,03</text:p>
          </table:table-cell>
          <table:table-cell table:formula="of:=[.H13]-[.I13]*[.F13]" office:value-type="float" office:value="3.6115762869141" calcext:value-type="float">
            <text:p>3,61</text:p>
          </table:table-cell>
          <table:table-cell table:style-name="ce72" table:formula="of:=[.F13]*[.$I$31]+[.$J$31]" office:value-type="float" office:value="3" calcext:value-type="float">
            <text:p>3,00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480" calcext:value-type="float">
            <text:p>1480</text:p>
          </table:table-cell>
          <table:table-cell table:formula="of:=5*[.G14]/([.G14]+[.$H$31])" office:value-type="float" office:value="2.48405505203088" calcext:value-type="float">
            <text:p>2,48</text:p>
          </table:table-cell>
          <table:table-cell table:formula="of:=([.H14]-[.H13])/([.F14]-[.F13])" office:value-type="float" office:value="-0.0448980501656929" calcext:value-type="float">
            <text:p>-0,04</text:p>
          </table:table-cell>
          <table:table-cell table:formula="of:=[.H14]-[.I14]*[.F14]" office:value-type="float" office:value="4.01058875766444" calcext:value-type="float">
            <text:p>4,01</text:p>
          </table:table-cell>
          <table:table-cell table:style-name="ce72" table:formula="of:=[.F14]*[.$I$31]+[.$J$31]" office:value-type="float" office:value="2.64" calcext:value-type="float">
            <text:p>2,64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40" calcext:value-type="float">
            <text:p>940</text:p>
          </table:table-cell>
          <table:table-cell table:formula="of:=5*[.G15]/([.G15]+[.$H$31])" office:value-type="float" office:value="1.9270192701927" calcext:value-type="float">
            <text:p>1,93</text:p>
          </table:table-cell>
          <table:table-cell table:formula="of:=([.H15]-[.H14])/([.F15]-[.F14])" office:value-type="float" office:value="-0.0484378940728853" calcext:value-type="float">
            <text:p>-0,05</text:p>
          </table:table-cell>
          <table:table-cell table:formula="of:=[.H15]-[.I15]*[.F15]" office:value-type="float" office:value="4.13094345050898" calcext:value-type="float">
            <text:p>4,13</text:p>
          </table:table-cell>
          <table:table-cell table:style-name="ce72" table:formula="of:=[.F15]*[.$I$31]+[.$J$31]" office:value-type="float" office:value="2.18" calcext:value-type="float">
            <text:p>2,18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formula="of:=5*[.G16]/([.G16]+[.$H$31])" office:value-type="float" office:value="1.73988690735102" calcext:value-type="float">
            <text:p>1,74</text:p>
          </table:table-cell>
          <table:table-cell table:formula="of:=([.H16]-[.H15])/([.F16]-[.F15])" office:value-type="float" office:value="-0.0340240659712145" calcext:value-type="float">
            <text:p>-0,03</text:p>
          </table:table-cell>
          <table:table-cell table:formula="of:=[.H16]-[.I16]*[.F16]" office:value-type="float" office:value="3.47511427188296" calcext:value-type="float">
            <text:p>3,48</text:p>
          </table:table-cell>
          <table:table-cell table:style-name="ce72" table:formula="of:=[.F16]*[.$I$31]+[.$J$31]" office:value-type="float" office:value="1.96" calcext:value-type="float">
            <text:p>1,96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13" calcext:value-type="float">
            <text:p>613</text:p>
          </table:table-cell>
          <table:table-cell table:formula="of:=5*[.G17]/([.G17]+[.$H$31])" office:value-type="float" office:value="1.45123106060606" calcext:value-type="float">
            <text:p>1,45</text:p>
          </table:table-cell>
          <table:table-cell table:formula="of:=([.H17]-[.H16])/([.F17]-[.F16])" office:value-type="float" office:value="-0.0360819808431202" calcext:value-type="float">
            <text:p>-0,04</text:p>
          </table:table-cell>
          <table:table-cell table:formula="of:=[.H17]-[.I17]*[.F17]" office:value-type="float" office:value="3.58006793035015" calcext:value-type="float">
            <text:p>3,58</text:p>
          </table:table-cell>
          <table:table-cell table:style-name="ce72" table:formula="of:=[.F17]*[.$I$31]+[.$J$31]" office:value-type="float" office:value="1.64" calcext:value-type="float">
            <text:p>1,64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13" calcext:value-type="float">
            <text:p>513</text:p>
          </table:table-cell>
          <table:table-cell table:formula="of:=5*[.G18]/([.G18]+[.$H$31])" office:value-type="float" office:value="1.27485089463221" calcext:value-type="float">
            <text:p>1,27</text:p>
          </table:table-cell>
          <table:table-cell table:formula="of:=([.H18]-[.H17])/([.F18]-[.F17])" office:value-type="float" office:value="-0.0352760331947707" calcext:value-type="float">
            <text:p>-0,04</text:p>
          </table:table-cell>
          <table:table-cell table:formula="of:=[.H18]-[.I18]*[.F18]" office:value-type="float" office:value="3.53251701909753" calcext:value-type="float">
            <text:p>3,53</text:p>
          </table:table-cell>
          <table:table-cell table:style-name="ce72" table:formula="of:=[.F18]*[.$I$31]+[.$J$31]" office:value-type="float" office:value="1.44" calcext:value-type="float">
            <text:p>1,44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table:formula="of:=5*[.G19]/([.G19]+[.$H$31])" office:value-type="float" office:value="1.00053361792956" calcext:value-type="float">
            <text:p>1,00</text:p>
          </table:table-cell>
          <table:table-cell table:formula="of:=([.H19]-[.H18])/([.F19]-[.F18])" office:value-type="float" office:value="-0.0304796974114049" calcext:value-type="float">
            <text:p>-0,03</text:p>
          </table:table-cell>
          <table:table-cell table:formula="of:=[.H19]-[.I19]*[.F19]" office:value-type="float" office:value="3.22555152896212" calcext:value-type="float">
            <text:p>3,23</text:p>
          </table:table-cell>
          <table:table-cell table:style-name="ce72" table:formula="of:=[.F19]*[.$I$31]+[.$J$31]" office:value-type="float" office:value="1.08" calcext:value-type="float">
            <text:p>1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table:formula="of:=5*[.G20]/([.G20]+[.$H$31])" office:value-type="float" office:value="0.714694110920526" calcext:value-type="float">
            <text:p>0,71</text:p>
          </table:table-cell>
          <table:table-cell table:formula="of:=([.H20]-[.H19])/([.F20]-[.F19])" office:value-type="float" office:value="-0.0219876543853105" calcext:value-type="float">
            <text:p>-0,02</text:p>
          </table:table-cell>
          <table:table-cell table:formula="of:=[.H20]-[.I20]*[.F20]" office:value-type="float" office:value="2.60563238805723" calcext:value-type="float">
            <text:p>2,61</text:p>
          </table:table-cell>
          <table:table-cell table:style-name="ce72" table:formula="of:=[.F20]*[.$I$31]+[.$J$31]" office:value-type="float" office:value="0.56" calcext:value-type="float">
            <text:p>0,56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formula="of:=5*[.G21]/([.G21]+[.$H$31])" office:value-type="float" office:value="0.665124349334876" calcext:value-type="float">
            <text:p>0,67</text:p>
          </table:table-cell>
          <table:table-cell table:formula="of:=([.H21]-[.H20])/([.F21]-[.F20])" office:value-type="float" office:value="-0.0123924403964126" calcext:value-type="float">
            <text:p>-0,01</text:p>
          </table:table-cell>
          <table:table-cell table:formula="of:=[.H21]-[.I21]*[.F21]" office:value-type="float" office:value="1.78044398501201" calcext:value-type="float">
            <text:p>1,78</text:p>
          </table:table-cell>
          <table:table-cell table:style-name="ce72" table:formula="of:=[.F21]*[.$I$31]+[.$J$31]" office:value-type="float" office:value="0.4" calcext:value-type="float">
            <text:p>0,40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2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5:.I27])" office:value-type="float" office:value="-0.0375194936593279" calcext:value-type="float">
            <text:p>-,04</text:p>
          </table:table-cell>
          <table:table-cell table:style-name="ce8" table:formula="of:=AVERAGE([.J5:.J27])" office:value-type="float" office:value="3.6171436885867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UM([.L5:.L27])" office:value-type="float" office:value="-1.26289129348074" calcext:value-type="float">
            <text:p>-1,26289129348074</text:p>
          </table:table-cell>
          <table:table-cell table:style-name="ce14" table:formula="of:=SUM([.M5:.M27])" office:value-type="float" office:value="-1.26289129348074" calcext:value-type="float">
            <text:p>-1,2628912934807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MAP" table:style-name="ta1">
        <table:shapes>
          <draw:frame draw:z-index="0" draw:style-name="gr1" draw:text-style-name="P1" svg:width="277.54mm" svg:height="237.99mm" svg:x="274.24mm" svg:y="14.59mm">
            <draw:object draw:notify-on-update-of-ranges="MAP.F5:MAP.F27 MAP.G4:MAP.G4 MAP.G5:MAP.G27 MAP.F5:MAP.F27 MAP.J4:MAP.J4 MAP.J5:MAP.J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37" calcext:value-type="float">
            <text:p>283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53.008" calcext:value-type="float">
            <text:p>2853</text:p>
          </table:table-cell>
          <table:table-cell table:style-name="ce2" table:formula="of:=[.G5]-[.J5]" office:value-type="float" office:value="-16.0079999999998" calcext:value-type="float">
            <text:p>-16,007999999999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607" calcext:value-type="float">
            <text:p>2607</text:p>
          </table:table-cell>
          <table:table-cell table:style-name="ce60" table:formula="of:=([.G6]-[.G5])/([.F6]-[.F5])" office:value-type="float" office:value="19.0713101160862" calcext:value-type="float">
            <text:p>19,07</text:p>
          </table:table-cell>
          <table:table-cell table:style-name="ce60" table:formula="of:=[.G6]-[.H6]*[.F6]" office:value-type="float" office:value="307" calcext:value-type="float">
            <text:p>307,00</text:p>
          </table:table-cell>
          <table:table-cell table:style-name="ce73" table:formula="of:=[.F6]*[.$H$31]+[.$I$31]" office:value-type="float" office:value="2626.28" calcext:value-type="float">
            <text:p>2626</text:p>
          </table:table-cell>
          <table:table-cell table:style-name="ce2" table:formula="of:=[.G6]-[.J6]" office:value-type="float" office:value="-19.2800000000002" calcext:value-type="float">
            <text:p>-19,2800000000002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203" calcext:value-type="float">
            <text:p>2203</text:p>
          </table:table-cell>
          <table:table-cell table:style-name="ce96" table:formula="of:=([.G7]-[.G6])/([.F7]-[.F6])" office:value-type="float" office:value="18.1165919282511" calcext:value-type="float">
            <text:p>18,12</text:p>
          </table:table-cell>
          <table:table-cell table:style-name="ce96" table:formula="of:=[.G7]-[.H7]*[.F7]" office:value-type="float" office:value="422.139013452915" calcext:value-type="float">
            <text:p>422,14</text:p>
          </table:table-cell>
          <table:table-cell table:style-name="ce97" table:formula="of:=[.F7]*[.$H$31]+[.$I$31]" office:value-type="float" office:value="2207.04" calcext:value-type="float">
            <text:p>2207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2000" calcext:value-type="float">
            <text:p>2000</text:p>
          </table:table-cell>
          <table:table-cell table:style-name="ce96" table:formula="of:=([.G8]-[.G7])/([.F8]-[.F7])" office:value-type="float" office:value="18.521897810219" calcext:value-type="float">
            <text:p>18,52</text:p>
          </table:table-cell>
          <table:table-cell table:style-name="ce96" table:formula="of:=[.G8]-[.H8]*[.F8]" office:value-type="float" office:value="382.297445255474" calcext:value-type="float">
            <text:p>382,30</text:p>
          </table:table-cell>
          <table:table-cell table:style-name="ce97" table:formula="of:=[.F8]*[.$H$31]+[.$I$31]" office:value-type="float" office:value="2000.992" calcext:value-type="float">
            <text:p>2001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18" calcext:value-type="float">
            <text:p>1818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56.165460186143" calcext:value-type="float">
            <text:p>356,17</text:p>
          </table:table-cell>
          <table:table-cell table:style-name="ce97" table:formula="of:=[.F9]*[.$H$31]+[.$I$31]" office:value-type="float" office:value="1819.196" calcext:value-type="float">
            <text:p>1819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23" calcext:value-type="float">
            <text:p>1723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85.252427184467" calcext:value-type="float">
            <text:p>385,25</text:p>
          </table:table-cell>
          <table:table-cell table:style-name="ce97" table:formula="of:=[.F10]*[.$H$31]+[.$I$31]" office:value-type="float" office:value="1722.376" calcext:value-type="float">
            <text:p>1722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49" calcext:value-type="float">
            <text:p>1449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73.103260869565" calcext:value-type="float">
            <text:p>373,10</text:p>
          </table:table-cell>
          <table:table-cell table:style-name="ce97" table:formula="of:=[.F11]*[.$H$31]+[.$I$31]" office:value-type="float" office:value="1445.64" calcext:value-type="float">
            <text:p>1446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37" calcext:value-type="float">
            <text:p>1237</text:p>
          </table:table-cell>
          <table:table-cell table:style-name="ce68" table:number-columns-repeated="2"/>
          <table:table-cell table:style-name="ce98" table:formula="of:=[.F12]*[.$H$31]+[.$I$31]" office:value-type="float" office:value="1275.5" calcext:value-type="float">
            <text:p>1276</text:p>
          </table:table-cell>
          <table:table-cell table:style-name="ce67" table:formula="of:=[.G12]-[.J12]" office:value-type="float" office:value="-38.5" calcext:value-type="float">
            <text:p>-38,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65" calcext:value-type="float">
            <text:p>1265</text:p>
          </table:table-cell>
          <table:table-cell table:style-name="ce68" table:number-columns-repeated="2"/>
          <table:table-cell table:style-name="ce98" table:formula="of:=[.F13]*[.$H$31]+[.$I$31]" office:value-type="float" office:value="1259.708" calcext:value-type="float">
            <text:p>1260</text:p>
          </table:table-cell>
          <table:table-cell table:style-name="ce67" table:formula="of:=[.G13]-[.J13]" office:value-type="float" office:value="5.29199999999992" calcext:value-type="float">
            <text:p>5,2919999999999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77" calcext:value-type="float">
            <text:p>1077</text:p>
          </table:table-cell>
          <table:table-cell table:style-name="ce68" table:formula="of:=([.G14]-[.G13])/([.F14]-[.F13])" office:value-type="float" office:value="19.5020746887967" calcext:value-type="float">
            <text:p>19,50</text:p>
          </table:table-cell>
          <table:table-cell table:style-name="ce68" table:formula="of:=[.G14]-[.H14]*[.F14]" office:value-type="float" office:value="330.65560165975" calcext:value-type="float">
            <text:p>330,66</text:p>
          </table:table-cell>
          <table:table-cell table:style-name="ce98" table:formula="of:=[.F14]*[.$H$31]+[.$I$31]" office:value-type="float" office:value="1078.476" calcext:value-type="float">
            <text:p>1078</text:p>
          </table:table-cell>
          <table:table-cell table:style-name="ce67" table:formula="of:=[.G14]-[.J14]" office:value-type="float" office:value="-1.47600000000011" calcext:value-type="float">
            <text:p>-1,4760000000001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80" calcext:value-type="float">
            <text:p>880</text:p>
          </table:table-cell>
          <table:table-cell table:style-name="ce68" table:formula="of:=([.G15]-[.G14])/([.F15]-[.F14])" office:value-type="float" office:value="18.4629803186504" calcext:value-type="float">
            <text:p>18,46</text:p>
          </table:table-cell>
          <table:table-cell table:style-name="ce68" table:formula="of:=[.G15]-[.H15]*[.F15]" office:value-type="float" office:value="370.421743205248" calcext:value-type="float">
            <text:p>370,42</text:p>
          </table:table-cell>
          <table:table-cell table:style-name="ce98" table:formula="of:=[.F15]*[.$H$31]+[.$I$31]" office:value-type="float" office:value="877.88" calcext:value-type="float">
            <text:p>878</text:p>
          </table:table-cell>
          <table:table-cell table:style-name="ce67" table:formula="of:=[.G15]-[.J15]" office:value-type="float" office:value="2.12" calcext:value-type="float">
            <text:p>2,1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11" calcext:value-type="float">
            <text:p>511</text:p>
          </table:table-cell>
          <table:table-cell table:style-name="ce68" table:formula="of:=([.G16]-[.G15])/([.F16]-[.F15])" office:value-type="float" office:value="18.5894206549118" calcext:value-type="float">
            <text:p>18,59</text:p>
          </table:table-cell>
          <table:table-cell table:style-name="ce68" table:formula="of:=[.G16]-[.H16]*[.F16]" office:value-type="float" office:value="366.931989924433" calcext:value-type="float">
            <text:p>366,93</text:p>
          </table:table-cell>
          <table:table-cell table:style-name="ce98" table:formula="of:=[.F16]*[.$H$31]+[.$I$31]" office:value-type="float" office:value="504.7" calcext:value-type="float">
            <text:p>505</text:p>
          </table:table-cell>
          <table:table-cell table:style-name="ce67" table:formula="of:=[.G16]-[.J16]" office:value-type="float" office:value="6.29999999999995" calcext:value-type="float">
            <text:p>6,29999999999995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29004519087" calcext:value-type="float">
            <text:p>18,683</text:p>
          </table:table-cell>
          <table:table-cell table:style-name="ce8" table:formula="of:=AVERAGE([.I5:.I27])" office:value-type="float" office:value="365.996326859777" calcext:value-type="float">
            <text:p>36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63.7960000000006" calcext:value-type="float">
            <text:p>-63,7960000000006</text:p>
          </table:table-cell>
          <table:table-cell table:style-name="ce14" table:formula="of:=SUM([.L5:.L27])" office:value-type="float" office:value="-2.24400000000037" calcext:value-type="float">
            <text:p>-2,24400000000037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8" calcext:value-type="float">
            <text:p>18,8</text:p>
          </table:table-cell>
          <table:table-cell office:value-type="float" office:value="359" calcext:value-type="float">
            <text:p>359</text:p>
          </table:table-cell>
          <table:table-cell office:value-type="float" office:value="-63.79" calcext:value-type="float">
            <text:p>-63,79</text:p>
          </table:table-cell>
          <table:table-cell office:value-type="float" office:value="-2.24" calcext:value-type="float">
            <text:p>-2,24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RO" table:style-name="ta1">
        <table:shapes>
          <draw:frame draw:z-index="0" draw:style-name="gr1" draw:text-style-name="P1" svg:width="277.54mm" svg:height="237.99mm" svg:x="274.24mm" svg:y="14.59mm">
            <draw:object draw:notify-on-update-of-ranges="BARO.F5:BARO.F27 BARO.G4:BARO.G4 BARO.G5:BARO.G27 BARO.F5:BARO.F27 BARO.J4:BARO.J4 BARO.J5:BARO.J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27" calcext:value-type="float">
            <text:p>282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33.109" calcext:value-type="float">
            <text:p>2833</text:p>
          </table:table-cell>
          <table:table-cell table:style-name="ce2" table:formula="of:=[.G5]-[.J5]" office:value-type="float" office:value="-6.10899999999992" calcext:value-type="float">
            <text:p>-6,1089999999999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595" calcext:value-type="float">
            <text:p>2595</text:p>
          </table:table-cell>
          <table:table-cell table:style-name="ce60" table:formula="of:=([.G6]-[.G5])/([.F6]-[.F5])" office:value-type="float" office:value="19.2371475953565" calcext:value-type="float">
            <text:p>19,24</text:p>
          </table:table-cell>
          <table:table-cell table:style-name="ce60" table:formula="of:=[.G6]-[.H6]*[.F6]" office:value-type="float" office:value="275" calcext:value-type="float">
            <text:p>275,00</text:p>
          </table:table-cell>
          <table:table-cell table:style-name="ce73" table:formula="of:=[.F6]*[.$H$31]+[.$I$31]" office:value-type="float" office:value="2608.19" calcext:value-type="float">
            <text:p>2608</text:p>
          </table:table-cell>
          <table:table-cell table:style-name="ce2" table:formula="of:=[.G6]-[.J6]" office:value-type="float" office:value="-13.1899999999996" calcext:value-type="float">
            <text:p>-13,1899999999996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190" calcext:value-type="float">
            <text:p>2190</text:p>
          </table:table-cell>
          <table:table-cell table:style-name="ce96" table:formula="of:=([.G7]-[.G6])/([.F7]-[.F6])" office:value-type="float" office:value="18.1614349775785" calcext:value-type="float">
            <text:p>18,16</text:p>
          </table:table-cell>
          <table:table-cell table:style-name="ce96" table:formula="of:=[.G7]-[.H7]*[.F7]" office:value-type="float" office:value="404.730941704036" calcext:value-type="float">
            <text:p>404,73</text:p>
          </table:table-cell>
          <table:table-cell table:style-name="ce97" table:formula="of:=[.F7]*[.$H$31]+[.$I$31]" office:value-type="float" office:value="2192.295" calcext:value-type="float">
            <text:p>2192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1989" calcext:value-type="float">
            <text:p>1989</text:p>
          </table:table-cell>
          <table:table-cell table:style-name="ce96" table:formula="of:=([.G8]-[.G7])/([.F8]-[.F7])" office:value-type="float" office:value="18.3394160583942" calcext:value-type="float">
            <text:p>18,34</text:p>
          </table:table-cell>
          <table:table-cell table:style-name="ce96" table:formula="of:=[.G8]-[.H8]*[.F8]" office:value-type="float" office:value="387.235401459853" calcext:value-type="float">
            <text:p>387,24</text:p>
          </table:table-cell>
          <table:table-cell table:style-name="ce97" table:formula="of:=[.F8]*[.$H$31]+[.$I$31]" office:value-type="float" office:value="1987.891" calcext:value-type="float">
            <text:p>1988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07" calcext:value-type="float">
            <text:p>1807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45.165460186143" calcext:value-type="float">
            <text:p>345,17</text:p>
          </table:table-cell>
          <table:table-cell table:style-name="ce97" table:formula="of:=[.F9]*[.$H$31]+[.$I$31]" office:value-type="float" office:value="1807.5455" calcext:value-type="float">
            <text:p>1808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12" calcext:value-type="float">
            <text:p>1712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74.252427184467" calcext:value-type="float">
            <text:p>374,25</text:p>
          </table:table-cell>
          <table:table-cell table:style-name="ce97" table:formula="of:=[.F10]*[.$H$31]+[.$I$31]" office:value-type="float" office:value="1711.498" calcext:value-type="float">
            <text:p>1711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38" calcext:value-type="float">
            <text:p>1438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62.103260869565" calcext:value-type="float">
            <text:p>362,10</text:p>
          </table:table-cell>
          <table:table-cell table:style-name="ce97" table:formula="of:=[.F11]*[.$H$31]+[.$I$31]" office:value-type="float" office:value="1436.97" calcext:value-type="float">
            <text:p>1437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63" calcext:value-type="float">
            <text:p>1263</text:p>
          </table:table-cell>
          <table:table-cell table:style-name="ce68" table:number-columns-repeated="2"/>
          <table:table-cell table:style-name="ce98" table:formula="of:=[.F12]*[.$H$31]+[.$I$31]" office:value-type="float" office:value="1268.1875" calcext:value-type="float">
            <text:p>1268</text:p>
          </table:table-cell>
          <table:table-cell table:style-name="ce67" table:formula="of:=[.G12]-[.J12]" office:value-type="float" office:value="-5.1875" calcext:value-type="float">
            <text:p>-5,187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55" calcext:value-type="float">
            <text:p>1255</text:p>
          </table:table-cell>
          <table:table-cell table:style-name="ce68" table:number-columns-repeated="2"/>
          <table:table-cell table:style-name="ce98" table:formula="of:=[.F13]*[.$H$31]+[.$I$31]" office:value-type="float" office:value="1252.5215" calcext:value-type="float">
            <text:p>1253</text:p>
          </table:table-cell>
          <table:table-cell table:style-name="ce67" table:formula="of:=[.G13]-[.J13]" office:value-type="float" office:value="2.47850000000017" calcext:value-type="float">
            <text:p>2,47850000000017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69" calcext:value-type="float">
            <text:p>1069</text:p>
          </table:table-cell>
          <table:table-cell table:style-name="ce68" table:formula="of:=([.G14]-[.G13])/([.F14]-[.F13])" office:value-type="float" office:value="19.2946058091286" calcext:value-type="float">
            <text:p>19,29</text:p>
          </table:table-cell>
          <table:table-cell table:style-name="ce68" table:formula="of:=[.G14]-[.H14]*[.F14]" office:value-type="float" office:value="330.595435684647" calcext:value-type="float">
            <text:p>330,60</text:p>
          </table:table-cell>
          <table:table-cell table:style-name="ce98" table:formula="of:=[.F14]*[.$H$31]+[.$I$31]" office:value-type="float" office:value="1072.7355" calcext:value-type="float">
            <text:p>1073</text:p>
          </table:table-cell>
          <table:table-cell table:style-name="ce67" table:formula="of:=[.G14]-[.J14]" office:value-type="float" office:value="-3.7355" calcext:value-type="float">
            <text:p>-3,735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71" calcext:value-type="float">
            <text:p>871</text:p>
          </table:table-cell>
          <table:table-cell table:style-name="ce68" table:formula="of:=([.G15]-[.G14])/([.F15]-[.F14])" office:value-type="float" office:value="18.5567010309278" calcext:value-type="float">
            <text:p>18,56</text:p>
          </table:table-cell>
          <table:table-cell table:style-name="ce68" table:formula="of:=[.G15]-[.H15]*[.F15]" office:value-type="float" office:value="358.835051546392" calcext:value-type="float">
            <text:p>358,84</text:p>
          </table:table-cell>
          <table:table-cell table:style-name="ce98" table:formula="of:=[.F15]*[.$H$31]+[.$I$31]" office:value-type="float" office:value="873.74" calcext:value-type="float">
            <text:p>874</text:p>
          </table:table-cell>
          <table:table-cell table:style-name="ce67" table:formula="of:=[.G15]-[.J15]" office:value-type="float" office:value="-2.74000000000001" calcext:value-type="float">
            <text:p>-2,7400000000000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00" calcext:value-type="float">
            <text:p>500</text:p>
          </table:table-cell>
          <table:table-cell table:style-name="ce68" table:formula="of:=([.G16]-[.G15])/([.F16]-[.F15])" office:value-type="float" office:value="18.6901763224181" calcext:value-type="float">
            <text:p>18,69</text:p>
          </table:table-cell>
          <table:table-cell table:style-name="ce68" table:formula="of:=[.G16]-[.H16]*[.F16]" office:value-type="float" office:value="355.151133501259" calcext:value-type="float">
            <text:p>355,15</text:p>
          </table:table-cell>
          <table:table-cell table:style-name="ce98" table:formula="of:=[.F16]*[.$H$31]+[.$I$31]" office:value-type="float" office:value="503.5375" calcext:value-type="float">
            <text:p>504</text:p>
          </table:table-cell>
          <table:table-cell table:style-name="ce67" table:formula="of:=[.G16]-[.J16]" office:value-type="float" office:value="-3.53750000000002" calcext:value-type="float">
            <text:p>-3,53750000000002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45900382297" calcext:value-type="float">
            <text:p>18,685</text:p>
          </table:table-cell>
          <table:table-cell table:style-name="ce8" table:formula="of:=AVERAGE([.I5:.I27])" office:value-type="float" office:value="354.78545690404" calcext:value-type="float">
            <text:p>3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32.2204999999989" calcext:value-type="float">
            <text:p>-32,2204999999989</text:p>
          </table:table-cell>
          <table:table-cell table:style-name="ce14" table:formula="of:=SUM([.L5:.L27])" office:value-type="float" office:value="-0.199499999999489" calcext:value-type="float">
            <text:p>-0,19949999999948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65" calcext:value-type="float">
            <text:p>18,65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65" calcext:value-type="float">
            <text:p>18,65</text:p>
          </table:table-cell>
          <table:table-cell office:value-type="float" office:value="359" calcext:value-type="float">
            <text:p>359</text:p>
          </table:table-cell>
          <table:table-cell office:value-type="float" office:value="-32.22" calcext:value-type="float">
            <text:p>-32,22</text:p>
          </table:table-cell>
          <table:table-cell office:value-type="float" office:value="-0.1995" calcext:value-type="float">
            <text:p>-0,199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2" table:style-name="ta1">
        <table:shapes>
          <draw:frame draw:z-index="0" draw:style-name="gr1" draw:text-style-name="P1" svg:width="277.54mm" svg:height="237.99mm" svg:x="274.24mm" svg:y="14.59mm">
            <draw:object draw:notify-on-update-of-ranges="O2.F5:O2.F27 O2.G4:O2.G4 O2.G5:O2.G27 O2.F5:O2.F27 O2.J4:O2.J4 O2.J5:O2.J2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3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04" office:value-type="string" calcext:value-type="string">
            <text:p>U_in (V)</text:p>
          </table:table-cell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^2</text:p>
          </table:table-cell>
          <table:table-cell table:style-name="ce1" office:value-type="string" calcext:value-type="string">
            <text:p>E^2_w</text:p>
          </table:table-cell>
        </table:table-row>
        <table:table-row table:style-name="ro1">
          <table:table-cell table:number-columns-repeated="4"/>
          <table:table-cell office:value-type="float" office:value="4.99" calcext:value-type="float">
            <text:p>4,99</text:p>
          </table:table-cell>
          <table:table-cell table:style-name="ce105" office:value-type="float" office:value="22.4" calcext:value-type="float">
            <text:p>22,4</text:p>
          </table:table-cell>
          <table:table-cell table:style-name="ce105" office:value-type="float" office:value="3055" calcext:value-type="float">
            <text:p>3055</text:p>
          </table:table-cell>
          <table:table-cell table:style-name="ce108"/>
          <table:table-cell table:style-name="ce105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4"/>
          <table:table-cell office:value-type="float" office:value="4.78" calcext:value-type="float">
            <text:p>4,78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3022" calcext:value-type="float">
            <text:p>3022</text:p>
          </table:table-cell>
          <table:table-cell table:style-name="ce108" table:number-columns-repeated="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4"/>
          <table:table-cell office:value-type="float" office:value="4.52" calcext:value-type="float">
            <text:p>4,52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815" calcext:value-type="float">
            <text:p>2815</text:p>
          </table:table-cell>
          <table:table-cell table:style-name="ce68" table:formula="of:=([.G7]-[.G6])/([.F7]-[.F6])" office:value-type="float" office:value="207" calcext:value-type="float">
            <text:p>207,00</text:p>
          </table:table-cell>
          <table:table-cell table:style-name="ce68" table:formula="of:=[.G7]-[.H7]*[.F7]" office:value-type="float" office:value="-1532" calcext:value-type="float">
            <text:p>-1532,00</text:p>
          </table:table-cell>
          <table:table-cell table:style-name="ce73" table:formula="of:=[.F7]*[.$H$31]+[.$I$31]" office:value-type="float" office:value="2834" calcext:value-type="float">
            <text:p>2834</text:p>
          </table:table-cell>
          <table:table-cell table:style-name="ce67" table:formula="of:=([.G7]-[.J7])^2" office:value-type="float" office:value="361" calcext:value-type="float">
            <text:p>361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style-name="ce67" office:value-type="float" office:value="19.5" calcext:value-type="float">
            <text:p>19,5</text:p>
          </table:table-cell>
          <table:table-cell table:style-name="ce67" office:value-type="float" office:value="2514" calcext:value-type="float">
            <text:p>2514</text:p>
          </table:table-cell>
          <table:table-cell table:style-name="ce68" table:formula="of:=([.G8]-[.G7])/([.F8]-[.F7])" office:value-type="float" office:value="200.666666666667" calcext:value-type="float">
            <text:p>200,67</text:p>
          </table:table-cell>
          <table:table-cell table:style-name="ce68" table:formula="of:=[.G8]-[.H8]*[.F8]" office:value-type="float" office:value="-1399" calcext:value-type="float">
            <text:p>-1399,00</text:p>
          </table:table-cell>
          <table:table-cell table:style-name="ce73" table:formula="of:=[.F8]*[.$H$31]+[.$I$31]" office:value-type="float" office:value="2520.5" calcext:value-type="float">
            <text:p>2521</text:p>
          </table:table-cell>
          <table:table-cell table:style-name="ce67" table:formula="of:=([.G8]-[.J8])^2" office:value-type="float" office:value="42.25" calcext:value-type="float">
            <text:p>42,25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3.52" calcext:value-type="float">
            <text:p>3,5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193" calcext:value-type="float">
            <text:p>2193</text:p>
          </table:table-cell>
          <table:table-cell table:style-name="ce68" table:formula="of:=([.G9]-[.G8])/([.F9]-[.F8])" office:value-type="float" office:value="214" calcext:value-type="float">
            <text:p>214,00</text:p>
          </table:table-cell>
          <table:table-cell table:style-name="ce68" table:formula="of:=[.G9]-[.H9]*[.F9]" office:value-type="float" office:value="-1659" calcext:value-type="float">
            <text:p>-1659,00</text:p>
          </table:table-cell>
          <table:table-cell table:style-name="ce73" table:formula="of:=[.F9]*[.$H$31]+[.$I$31]" office:value-type="float" office:value="2207" calcext:value-type="float">
            <text:p>2207</text:p>
          </table:table-cell>
          <table:table-cell table:style-name="ce67" table:formula="of:=([.G9]-[.J9])^2" office:value-type="float" office:value="196" calcext:value-type="float">
            <text:p>196</text:p>
          </table:table-cell>
          <table:table-cell table:style-name="ce67"/>
        </table:table-row>
        <table:table-row table:style-name="ro1">
          <table:table-cell table:number-columns-repeated="4"/>
          <table:table-cell office:value-type="float" office:value="3.05" calcext:value-type="float">
            <text:p>3,05</text:p>
          </table:table-cell>
          <table:table-cell table:style-name="ce106" office:value-type="float" office:value="16.5" calcext:value-type="float">
            <text:p>16,5</text:p>
          </table:table-cell>
          <table:table-cell table:style-name="ce106" office:value-type="float" office:value="1898" calcext:value-type="float">
            <text:p>1898</text:p>
          </table:table-cell>
          <table:table-cell table:style-name="ce109" table:formula="of:=([.G10]-[.G9])/([.F10]-[.F9])" office:value-type="float" office:value="196.666666666667" calcext:value-type="float">
            <text:p>196,67</text:p>
          </table:table-cell>
          <table:table-cell table:style-name="ce109" table:formula="of:=[.G10]-[.H10]*[.F10]" office:value-type="float" office:value="-1347" calcext:value-type="float">
            <text:p>-1347,00</text:p>
          </table:table-cell>
          <table:table-cell table:style-name="ce73" table:formula="of:=[.F10]*[.$H$31]+[.$I$31]" office:value-type="float" office:value="1893.5" calcext:value-type="float">
            <text:p>1894</text:p>
          </table:table-cell>
          <table:table-cell table:style-name="ce67" table:formula="of:=([.G10]-[.J10])^2" office:value-type="float" office:value="20.25" calcext:value-type="float">
            <text:p>20,25</text:p>
          </table:table-cell>
          <table:table-cell table:style-name="ce112" table:formula="of:=([.G10]-[.J10])^2" office:value-type="float" office:value="20.25" calcext:value-type="float">
            <text:p>20,25</text:p>
          </table:table-cell>
        </table:table-row>
        <table:table-row table:style-name="ro1">
          <table:table-cell table:number-columns-repeated="4"/>
          <table:table-cell office:value-type="float" office:value="2.86" calcext:value-type="float">
            <text:p>2,86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781" calcext:value-type="float">
            <text:p>1781</text:p>
          </table:table-cell>
          <table:table-cell table:style-name="ce109" table:formula="of:=([.G11]-[.G10])/([.F11]-[.F10])" office:value-type="float" office:value="234" calcext:value-type="float">
            <text:p>234,00</text:p>
          </table:table-cell>
          <table:table-cell table:style-name="ce109" table:formula="of:=[.G11]-[.H11]*[.F11]" office:value-type="float" office:value="-1963" calcext:value-type="float">
            <text:p>-1963,00</text:p>
          </table:table-cell>
          <table:table-cell table:style-name="ce73" table:formula="of:=[.F11]*[.$H$31]+[.$I$31]" office:value-type="float" office:value="1789" calcext:value-type="float">
            <text:p>1789</text:p>
          </table:table-cell>
          <table:table-cell table:style-name="ce67" table:formula="of:=([.G11]-[.J11])^2" office:value-type="float" office:value="64" calcext:value-type="float">
            <text:p>64</text:p>
          </table:table-cell>
          <table:table-cell table:style-name="ce112" table:formula="of:=([.G11]-[.J11])^2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2.54" calcext:value-type="float">
            <text:p>2,5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587" calcext:value-type="float">
            <text:p>1587</text:p>
          </table:table-cell>
          <table:table-cell table:style-name="ce109" table:formula="of:=([.G12]-[.G11])/([.F12]-[.F11])" office:value-type="float" office:value="194" calcext:value-type="float">
            <text:p>194,00</text:p>
          </table:table-cell>
          <table:table-cell table:style-name="ce109" table:formula="of:=[.G12]-[.H12]*[.F12]" office:value-type="float" office:value="-1323" calcext:value-type="float">
            <text:p>-1323,00</text:p>
          </table:table-cell>
          <table:table-cell table:style-name="ce73" table:formula="of:=[.F12]*[.$H$31]+[.$I$31]" office:value-type="float" office:value="1580" calcext:value-type="float">
            <text:p>1580</text:p>
          </table:table-cell>
          <table:table-cell table:style-name="ce67" table:formula="of:=([.G12]-[.J12])^2" office:value-type="float" office:value="49" calcext:value-type="float">
            <text:p>49</text:p>
          </table:table-cell>
          <table:table-cell table:style-name="ce112" table:formula="of:=([.G12]-[.J12])^2"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2.19" calcext:value-type="float">
            <text:p>2,19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365" calcext:value-type="float">
            <text:p>1365</text:p>
          </table:table-cell>
          <table:table-cell table:style-name="ce109" table:formula="of:=([.G13]-[.G12])/([.F13]-[.F12])" office:value-type="float" office:value="222" calcext:value-type="float">
            <text:p>222,00</text:p>
          </table:table-cell>
          <table:table-cell table:style-name="ce109" table:formula="of:=[.G13]-[.H13]*[.F13]" office:value-type="float" office:value="-1743" calcext:value-type="float">
            <text:p>-1743,00</text:p>
          </table:table-cell>
          <table:table-cell table:style-name="ce73" table:formula="of:=[.F13]*[.$H$31]+[.$I$31]" office:value-type="float" office:value="1371" calcext:value-type="float">
            <text:p>1371</text:p>
          </table:table-cell>
          <table:table-cell table:style-name="ce67" table:formula="of:=([.G13]-[.J13])^2" office:value-type="float" office:value="36" calcext:value-type="float">
            <text:p>36</text:p>
          </table:table-cell>
          <table:table-cell table:style-name="ce112" table:formula="of:=([.G13]-[.J13])^2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106" office:value-type="float" office:value="13.4" calcext:value-type="float">
            <text:p>13,4</text:p>
          </table:table-cell>
          <table:table-cell table:style-name="ce106" office:value-type="float" office:value="1246" calcext:value-type="float">
            <text:p>1246</text:p>
          </table:table-cell>
          <table:table-cell table:style-name="ce109" table:formula="of:=([.G14]-[.G13])/([.F14]-[.F13])" office:value-type="float" office:value="198.333333333333" calcext:value-type="float">
            <text:p>198,33</text:p>
          </table:table-cell>
          <table:table-cell table:style-name="ce109" table:formula="of:=[.G14]-[.H14]*[.F14]" office:value-type="float" office:value="-1411.66666666667" calcext:value-type="float">
            <text:p>-1411,67</text:p>
          </table:table-cell>
          <table:table-cell table:style-name="ce73" table:formula="of:=[.F14]*[.$H$31]+[.$I$31]" office:value-type="float" office:value="1245.6" calcext:value-type="float">
            <text:p>1246</text:p>
          </table:table-cell>
          <table:table-cell table:style-name="ce67" table:formula="of:=([.G14]-[.J14])^2" office:value-type="float" office:value="0.160000000000073" calcext:value-type="float">
            <text:p>0,160000000000073</text:p>
          </table:table-cell>
          <table:table-cell table:style-name="ce112" table:formula="of:=([.G14]-[.J14])^2" office:value-type="float" office:value="0.160000000000073" calcext:value-type="float">
            <text:p>0,160000000000073</text:p>
          </table:table-cell>
        </table:table-row>
        <table:table-row table:style-name="ro1">
          <table:table-cell table:number-columns-repeated="4"/>
          <table:table-cell office:value-type="float" office:value="1.71" calcext:value-type="float">
            <text:p>1,71</text:p>
          </table:table-cell>
          <table:table-cell table:style-name="ce106" office:value-type="float" office:value="12.5" calcext:value-type="float">
            <text:p>12,5</text:p>
          </table:table-cell>
          <table:table-cell table:style-name="ce106" office:value-type="float" office:value="1069" calcext:value-type="float">
            <text:p>1069</text:p>
          </table:table-cell>
          <table:table-cell table:style-name="ce109" table:formula="of:=([.G15]-[.G14])/([.F15]-[.F14])" office:value-type="float" office:value="196.666666666667" calcext:value-type="float">
            <text:p>196,67</text:p>
          </table:table-cell>
          <table:table-cell table:style-name="ce109" table:formula="of:=[.G15]-[.H15]*[.F15]" office:value-type="float" office:value="-1389.33333333333" calcext:value-type="float">
            <text:p>-1389,33</text:p>
          </table:table-cell>
          <table:table-cell table:style-name="ce73" table:formula="of:=[.F15]*[.$H$31]+[.$I$31]" office:value-type="float" office:value="1057.5" calcext:value-type="float">
            <text:p>1058</text:p>
          </table:table-cell>
          <table:table-cell table:style-name="ce67" table:formula="of:=([.G15]-[.J15])^2" office:value-type="float" office:value="132.25" calcext:value-type="float">
            <text:p>132,25</text:p>
          </table:table-cell>
          <table:table-cell table:style-name="ce112" table:formula="of:=([.G15]-[.J15])^2" office:value-type="float" office:value="132.25" calcext:value-type="float">
            <text:p>132,2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947" calcext:value-type="float">
            <text:p>947</text:p>
          </table:table-cell>
          <table:table-cell table:style-name="ce109" table:formula="of:=([.G16]-[.G15])/([.F16]-[.F15])" office:value-type="float" office:value="244" calcext:value-type="float">
            <text:p>244,00</text:p>
          </table:table-cell>
          <table:table-cell table:style-name="ce109" table:formula="of:=[.G16]-[.H16]*[.F16]" office:value-type="float" office:value="-1981" calcext:value-type="float">
            <text:p>-1981,00</text:p>
          </table:table-cell>
          <table:table-cell table:style-name="ce73" table:formula="of:=[.F16]*[.$H$31]+[.$I$31]" office:value-type="float" office:value="953" calcext:value-type="float">
            <text:p>953</text:p>
          </table:table-cell>
          <table:table-cell table:style-name="ce67" table:formula="of:=([.G16]-[.J16])^2" office:value-type="float" office:value="36" calcext:value-type="float">
            <text:p>36</text:p>
          </table:table-cell>
          <table:table-cell table:style-name="ce112" table:formula="of:=([.G16]-[.J16])^2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1.02" calcext:value-type="float">
            <text:p>1,02</text:p>
          </table:table-cell>
          <table:table-cell table:style-name="ce106" office:value-type="float" office:value="10.5" calcext:value-type="float">
            <text:p>10,5</text:p>
          </table:table-cell>
          <table:table-cell table:style-name="ce106" office:value-type="float" office:value="641" calcext:value-type="float">
            <text:p>641</text:p>
          </table:table-cell>
          <table:table-cell table:style-name="ce109" table:formula="of:=([.G17]-[.G16])/([.F17]-[.F16])" office:value-type="float" office:value="204" calcext:value-type="float">
            <text:p>204,00</text:p>
          </table:table-cell>
          <table:table-cell table:style-name="ce109" table:formula="of:=[.G17]-[.H17]*[.F17]" office:value-type="float" office:value="-1501" calcext:value-type="float">
            <text:p>-1501,00</text:p>
          </table:table-cell>
          <table:table-cell table:style-name="ce73" table:formula="of:=[.F17]*[.$H$31]+[.$I$31]" office:value-type="float" office:value="639.5" calcext:value-type="float">
            <text:p>640</text:p>
          </table:table-cell>
          <table:table-cell table:style-name="ce67" table:formula="of:=([.G17]-[.J17])^2" office:value-type="float" office:value="2.25" calcext:value-type="float">
            <text:p>2,25</text:p>
          </table:table-cell>
          <table:table-cell table:style-name="ce112" table:formula="of:=([.G17]-[.J17])^2" office:value-type="float" office:value="2.25" calcext:value-type="float">
            <text:p>2,25</text:p>
          </table:table-cell>
        </table:table-row>
        <table:table-row table:style-name="ro1">
          <table:table-cell table:number-columns-repeated="4"/>
          <table:table-cell office:value-type="float" office:value="0.52" calcext:value-type="float">
            <text:p>0,5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29" calcext:value-type="float">
            <text:p>329</text:p>
          </table:table-cell>
          <table:table-cell table:style-name="ce68" table:formula="of:=([.G18]-[.G17])/([.F18]-[.F17])" office:value-type="float" office:value="208" calcext:value-type="float">
            <text:p>208,00</text:p>
          </table:table-cell>
          <table:table-cell table:style-name="ce68" table:formula="of:=[.G18]-[.H18]*[.F18]" office:value-type="float" office:value="-1543" calcext:value-type="float">
            <text:p>-1543,00</text:p>
          </table:table-cell>
          <table:table-cell table:style-name="ce73" table:formula="of:=[.F18]*[.$H$31]+[.$I$31]" office:value-type="float" office:value="326" calcext:value-type="float">
            <text:p>326</text:p>
          </table:table-cell>
          <table:table-cell table:style-name="ce67" table:formula="of:=([.G18]-[.J18])^2" office:value-type="float" office:value="9" calcext:value-type="float">
            <text:p>9</text:p>
          </table:table-cell>
          <table:table-cell table:style-name="ce67"/>
        </table:table-row>
        <table:table-row table:style-name="ro1" table:number-rows-repeated="7">
          <table:table-cell table:number-columns-repeated="5"/>
          <table:table-cell table:style-name="ce2" table:number-columns-repeated="2"/>
          <table:table-cell table:style-name="ce60" table:number-columns-repeated="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60"/>
          <table:table-cell table:style-name="ce2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61"/>
          <table:table-cell table:style-name="ce5"/>
          <table:table-cell table:style-name="ce1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2" table:formula="of:=AVERAGE([.H5:.H27])" office:value-type="float" office:value="209.944444444444" calcext:value-type="float">
            <text:p>209,944</text:p>
          </table:table-cell>
          <table:table-cell table:style-name="ce8" table:formula="of:=AVERAGE([.I5:.I27])" office:value-type="float" office:value="-1566" calcext:value-type="float">
            <text:p>-156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2" office:value-type="string" calcext:value-type="string">
            <text:p>s</text:p>
          </table:table-cell>
          <table:table-cell table:style-name="ce111" table:formula="of:=SQRT(SUM([.K5:.K27]))" office:value-type="float" office:value="30.7922068062684" calcext:value-type="float">
            <text:p>30,79</text:p>
          </table:table-cell>
          <table:table-cell table:style-name="ce113" table:formula="of:=SQRT(SUM([.L5:.L27]))" office:value-type="float" office:value="18.4366482854124" calcext:value-type="float">
            <text:p>18,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555" calcext:value-type="float">
            <text:p>-1555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-1560" calcext:value-type="float">
            <text:p>-1560</text:p>
          </table:table-cell>
          <table:table-cell table:style-name="ce2" office:value-type="float" office:value="30.53" calcext:value-type="float">
            <text:p>30,53</text:p>
          </table:table-cell>
          <table:table-cell table:style-name="ce5" office:value-type="float" office:value="24.27" calcext:value-type="float">
            <text:p>24,2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07" office:value-type="float" office:value="209" calcext:value-type="float">
            <text:p>209</text:p>
          </table:table-cell>
          <table:table-cell table:style-name="ce107" office:value-type="float" office:value="-1555" calcext:value-type="float">
            <text:p>-1555</text:p>
          </table:table-cell>
          <table:table-cell table:style-name="ce107" office:value-type="float" office:value="30.79" calcext:value-type="float">
            <text:p>30,79</text:p>
          </table:table-cell>
          <table:table-cell table:style-name="ce110" office:value-type="float" office:value="18.44" calcext:value-type="float">
            <text:p>18,4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-1566" calcext:value-type="float">
            <text:p>-1566</text:p>
          </table:table-cell>
          <table:table-cell table:style-name="ce2" office:value-type="float" office:value="44.15" calcext:value-type="float">
            <text:p>44,15</text:p>
          </table:table-cell>
          <table:table-cell table:style-name="ce5" office:value-type="float" office:value="20.42" calcext:value-type="float">
            <text:p>20,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-1568" calcext:value-type="float">
            <text:p>-1568</text:p>
          </table:table-cell>
          <table:table-cell table:style-name="ce2" office:value-type="float" office:value="41.1" calcext:value-type="float">
            <text:p>41,1</text:p>
          </table:table-cell>
          <table:table-cell table:style-name="ce5" office:value-type="float" office:value="19.52" calcext:value-type="float">
            <text:p>19,5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ear" table:style-name="ta1">
        <table:shapes>
          <draw:frame draw:z-index="0" draw:style-name="gr1" draw:text-style-name="P1" svg:width="277.54mm" svg:height="237.99mm" svg:x="274.24mm" svg:y="14.59mm">
            <draw:object draw:notify-on-update-of-ranges="gear.F5:gear.F27 gear.G4:gear.G4 gear.G5:gear.G27 gear.F5:gear.F27 gear.J4:gear.J4 gear.J5:gear.J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3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04"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^2</text:p>
          </table:table-cell>
          <table:table-cell table:style-name="ce1" office:value-type="string" calcext:value-type="string">
            <text:p>E^2_w</text:p>
          </table:table-cell>
        </table:table-row>
        <table:table-row table:style-name="ro1">
          <table:table-cell table:number-columns-repeated="5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3052" calcext:value-type="float">
            <text:p>3052</text:p>
          </table:table-cell>
          <table:table-cell table:style-name="ce68"/>
          <table:table-cell table:style-name="ce67"/>
          <table:table-cell table:style-name="ce73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542" calcext:value-type="float">
            <text:p>2542</text:p>
          </table:table-cell>
          <table:table-cell table:style-name="ce68" table:formula="of:=([.G6]-[.G5])/([.F6]-[.F5])" office:value-type="float" office:value="-510" calcext:value-type="float">
            <text:p>-510,00</text:p>
          </table:table-cell>
          <table:table-cell table:style-name="ce68" table:formula="of:=[.G6]-[.H6]*[.F6]" office:value-type="float" office:value="3052" calcext:value-type="float">
            <text:p>3052,00</text:p>
          </table:table-cell>
          <table:table-cell table:style-name="ce73" table:formula="of:=[.F6]*[.$H$31]+[.$I$31]" office:value-type="float" office:value="2570" calcext:value-type="float">
            <text:p>2570</text:p>
          </table:table-cell>
          <table:table-cell table:style-name="ce67" table:formula="of:=([.G6]-[.J6])^2" office:value-type="float" office:value="784" calcext:value-type="float">
            <text:p>784</text:p>
          </table:table-cell>
          <table:table-cell table:style-name="ce67" table:formula="of:=([.G6]-[.J6])^2" office:value-type="float" office:value="784" calcext:value-type="float">
            <text:p>784</text:p>
          </table:table-cell>
        </table:table-row>
        <table:table-row table:style-name="ro1">
          <table:table-cell table:number-columns-repeated="5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098" calcext:value-type="float">
            <text:p>2098</text:p>
          </table:table-cell>
          <table:table-cell table:style-name="ce68" table:formula="of:=([.G7]-[.G6])/([.F7]-[.F6])" office:value-type="float" office:value="-444" calcext:value-type="float">
            <text:p>-444,00</text:p>
          </table:table-cell>
          <table:table-cell table:style-name="ce68" table:formula="of:=[.G7]-[.H7]*[.F7]" office:value-type="float" office:value="2986" calcext:value-type="float">
            <text:p>2986,00</text:p>
          </table:table-cell>
          <table:table-cell table:style-name="ce73" table:formula="of:=[.F7]*[.$H$31]+[.$I$31]" office:value-type="float" office:value="2070" calcext:value-type="float">
            <text:p>2070</text:p>
          </table:table-cell>
          <table:table-cell table:style-name="ce67" table:formula="of:=([.G7]-[.J7])^2" office:value-type="float" office:value="784" calcext:value-type="float">
            <text:p>784</text:p>
          </table:table-cell>
          <table:table-cell table:style-name="ce67" table:formula="of:=([.G7]-[.J7])^2" office:value-type="float" office:value="784" calcext:value-type="float">
            <text:p>784</text:p>
          </table:table-cell>
        </table:table-row>
        <table:table-row table:style-name="ro1">
          <table:table-cell table:number-columns-repeated="5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555" calcext:value-type="float">
            <text:p>1555</text:p>
          </table:table-cell>
          <table:table-cell table:style-name="ce68" table:formula="of:=([.G8]-[.G7])/([.F8]-[.F7])" office:value-type="float" office:value="-543" calcext:value-type="float">
            <text:p>-543,00</text:p>
          </table:table-cell>
          <table:table-cell table:style-name="ce68" table:formula="of:=[.G8]-[.H8]*[.F8]" office:value-type="float" office:value="3184" calcext:value-type="float">
            <text:p>3184,00</text:p>
          </table:table-cell>
          <table:table-cell table:style-name="ce73" table:formula="of:=[.F8]*[.$H$31]+[.$I$31]" office:value-type="float" office:value="1570" calcext:value-type="float">
            <text:p>1570</text:p>
          </table:table-cell>
          <table:table-cell table:style-name="ce67" table:formula="of:=([.G8]-[.J8])^2" office:value-type="float" office:value="225" calcext:value-type="float">
            <text:p>225</text:p>
          </table:table-cell>
          <table:table-cell table:style-name="ce67" table:formula="of:=([.G8]-[.J8])^2"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91" calcext:value-type="float">
            <text:p>1091</text:p>
          </table:table-cell>
          <table:table-cell table:style-name="ce68" table:formula="of:=([.G9]-[.G8])/([.F9]-[.F8])" office:value-type="float" office:value="-464" calcext:value-type="float">
            <text:p>-464,00</text:p>
          </table:table-cell>
          <table:table-cell table:style-name="ce68" table:formula="of:=[.G9]-[.H9]*[.F9]" office:value-type="float" office:value="2947" calcext:value-type="float">
            <text:p>2947,00</text:p>
          </table:table-cell>
          <table:table-cell table:style-name="ce73" table:formula="of:=[.F9]*[.$H$31]+[.$I$31]" office:value-type="float" office:value="1070" calcext:value-type="float">
            <text:p>1070</text:p>
          </table:table-cell>
          <table:table-cell table:style-name="ce67" table:formula="of:=([.G9]-[.J9])^2" office:value-type="float" office:value="441" calcext:value-type="float">
            <text:p>441</text:p>
          </table:table-cell>
          <table:table-cell table:style-name="ce67" table:formula="of:=([.G9]-[.J9])^2" office:value-type="float" office:value="441" calcext:value-type="float">
            <text:p>441</text:p>
          </table:table-cell>
        </table:table-row>
        <table:table-row table:style-name="ro1">
          <table:table-cell table:number-columns-repeated="5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570" calcext:value-type="float">
            <text:p>570</text:p>
          </table:table-cell>
          <table:table-cell table:style-name="ce68" table:formula="of:=([.G10]-[.G9])/([.F10]-[.F9])" office:value-type="float" office:value="-521" calcext:value-type="float">
            <text:p>-521,00</text:p>
          </table:table-cell>
          <table:table-cell table:style-name="ce68" table:formula="of:=[.G10]-[.H10]*[.F10]" office:value-type="float" office:value="3175" calcext:value-type="float">
            <text:p>3175,00</text:p>
          </table:table-cell>
          <table:table-cell table:style-name="ce73" table:formula="of:=[.F10]*[.$H$31]+[.$I$31]" office:value-type="float" office:value="570" calcext:value-type="float">
            <text:p>570</text:p>
          </table:table-cell>
          <table:table-cell table:style-name="ce67" table:formula="of:=([.G10]-[.J10])^2" office:value-type="float" office:value="0" calcext:value-type="float">
            <text:p>0</text:p>
          </table:table-cell>
          <table:table-cell table:style-name="ce67" table:formula="of:=([.G10]-[.J10])^2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68"/>
          <table:table-cell table:style-name="ce67"/>
          <table:table-cell table:style-name="ce98"/>
          <table:table-cell table:style-name="ce67" table:number-columns-repeated="2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72"/>
          <table:table-cell table:style-name="ce69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2" table:formula="of:=AVERAGE([.H5:.H27])" office:value-type="float" office:value="-496.4" calcext:value-type="float">
            <text:p>-496,400</text:p>
          </table:table-cell>
          <table:table-cell table:style-name="ce8" table:formula="of:=AVERAGE([.I5:.I27])" office:value-type="float" office:value="3068.8" calcext:value-type="float">
            <text:p>3069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2" office:value-type="string" calcext:value-type="string">
            <text:p>s</text:p>
          </table:table-cell>
          <table:table-cell table:style-name="ce111" table:formula="of:=SQRT(SUM([.K5:.K27]))" office:value-type="float" office:value="47.2652091923859" calcext:value-type="float">
            <text:p>47,27</text:p>
          </table:table-cell>
          <table:table-cell table:style-name="ce113" table:formula="of:=SQRT(SUM([.L5:.L27]))" office:value-type="float" office:value="47.2652091923859" calcext:value-type="float">
            <text:p>47,2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/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3070" calcext:value-type="float">
            <text:p>3070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107" office:value-type="float" office:value="-500" calcext:value-type="float">
            <text:p>-500</text:p>
          </table:table-cell>
          <table:table-cell table:style-name="ce107" office:value-type="float" office:value="3070" calcext:value-type="float">
            <text:p>3070</text:p>
          </table:table-cell>
          <table:table-cell table:style-name="ce107" office:value-type="float" office:value="47.27" calcext:value-type="float">
            <text:p>47,27</text:p>
          </table:table-cell>
          <table:table-cell table:style-name="ce110" office:value-type="float" office:value="47.27" calcext:value-type="float">
            <text:p>47,2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2" loext:min-decimal-places="2" number:min-integer-digits="0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.00.0000</text:date>, <text:time style:data-style-name="N2" text:time-value="10:25:49.451063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41:08.534277524</meta:creation-date>
    <dc:date>2021-07-08T11:21:22.793808573</dc:date>
    <meta:editing-duration>PT6H48M28S</meta:editing-duration>
    <meta:editing-cycles>135</meta:editing-cycles>
    <meta:generator>LibreOffice/6.0.7.3$Linux_X86_64 LibreOffice_project/00m0$Build-3</meta:generator>
    <meta:document-statistic meta:table-count="13" meta:cell-count="154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.F5:TPS.G27 TPS.J5:TPS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.G5:TPS.G27" chart:class="chart:scatter">
            <chart:domain table:cell-range-address="TPS.F5:TPS.F27"/>
            <chart:data-point chart:repeated="23"/>
          </chart:series>
          <chart:series chart:style-name="ch10" chart:values-cell-range-address="TPS.J5:TPS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S.F5:TPS.F27</svg:desc>
                </draw:g>
              </table:table-cell>
              <table:table-cell office:value-type="float" office:value="165">
                <text:p>165</text:p>
                <draw:g>
                  <svg:desc>TPS.G5:TPS.G27</svg:desc>
                </draw:g>
              </table:table-cell>
              <table:table-cell office:value-type="float" office:value="159">
                <text:p>159</text:p>
                <draw:g>
                  <svg:desc>TPS.J5:TPS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.F5:TPS_4tx.G27 TPS_4tx.J5:TPS_4tx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.G5:TPS_4tx.G27" chart:class="chart:scatter">
            <chart:domain table:cell-range-address="TPS_4tx.F5:TPS_4tx.F27"/>
            <chart:data-point chart:repeated="23"/>
          </chart:series>
          <chart:series chart:style-name="ch10" chart:values-cell-range-address="TPS_4tx.J5:TPS_4tx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PS_4tx.F5:TPS_4tx.F27</svg:desc>
                </draw:g>
              </table:table-cell>
              <table:table-cell office:value-type="float" office:value="NaN">
                <text:p>NaN</text:p>
                <draw:g>
                  <svg:desc>TPS_4tx.G5:TPS_4tx.G27</svg:desc>
                </draw:g>
              </table:table-cell>
              <table:table-cell office:value-type="float" office:value="NaN">
                <text:p>NaN</text:p>
                <draw:g>
                  <svg:desc>TPS_4tx.J5:TPS_4tx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55">
                <text:p>305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576">
                <text:p>257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975">
                <text:p>1975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248">
                <text:p>124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O2.F5:O2.G27 O2.G4:O2.G4 O2.J4:O2.J27" chart:data-source-has-labels="row" svg:x="1.566cm" svg:y="1.867cm" svg:width="23.84cm" svg:height="20.476cm">
          <chartooo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O2.G5:O2.G27" chart:label-cell-address="O2.G4:O2.G4" chart:class="chart:scatter">
            <chart:domain table:cell-range-address="O2.F5:O2.F27"/>
            <chart:data-point chart:repeated="23"/>
          </chart:series>
          <chart:series chart:attached-axis="primary-y" chart:style-name="ch12" chart:values-cell-range-address="O2.J5:O2.J27" chart:label-cell-address="O2.J4:O2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O2.G4:O2.G4</svg:desc>
                </draw:g>
              </table:table-cell>
              <table:table-cell office:value-type="string">
                <text:p>Lin</text:p>
                <draw:g>
                  <svg:desc>O2.J4:O2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">
                <text:p>22.4</text:p>
                <draw:g>
                  <svg:desc>O2.F5:O2.F27</svg:desc>
                </draw:g>
              </table:table-cell>
              <table:table-cell office:value-type="float" office:value="3055">
                <text:p>3055</text:p>
                <draw:g>
                  <svg:desc>O2.G5:O2.G27</svg:desc>
                </draw:g>
              </table:table-cell>
              <table:table-cell office:value-type="float" office:value="NaN">
                <text:p>NaN</text:p>
                <draw:g>
                  <svg:desc>O2.J5:O2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022">
                <text:p>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815">
                <text:p>281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">
                <text:p>19.5</text:p>
              </table:table-cell>
              <table:table-cell office:value-type="float" office:value="2514">
                <text:p>2514</text:p>
              </table:table-cell>
              <table:table-cell office:value-type="float" office:value="2520.5">
                <text:p>25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193">
                <text:p>2193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1898">
                <text:p>1898</text:p>
              </table:table-cell>
              <table:table-cell office:value-type="float" office:value="1893.5">
                <text:p>189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81">
                <text:p>178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87">
                <text:p>158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65">
                <text:p>136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">
                <text:p>13.4</text:p>
              </table:table-cell>
              <table:table-cell office:value-type="float" office:value="1246">
                <text:p>1246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">
                <text:p>12.5</text:p>
              </table:table-cell>
              <table:table-cell office:value-type="float" office:value="1069">
                <text:p>1069</text:p>
              </table:table-cell>
              <table:table-cell office:value-type="float" office:value="1057.5">
                <text:p>105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47">
                <text:p>94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641">
                <text:p>641</text:p>
              </table:table-cell>
              <table:table-cell office:value-type="float" office:value="639.5">
                <text:p>63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29">
                <text:p>32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gear.F5:gear.G27 gear.G4:gear.G4 gear.J4:gear.J27" chart:data-source-has-labels="row" svg:x="1.566cm" svg:y="1.867cm" svg:width="23.84cm" svg:height="20.476cm">
          <chartooo:coordinate-region svg:x="2.558cm" svg:y="2.066cm" svg:width="22.754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gear.G5:gear.G27" chart:label-cell-address="gear.G4:gear.G4" chart:class="chart:scatter">
            <chart:domain table:cell-range-address="gear.F5:gear.F27"/>
            <chart:data-point chart:repeated="23"/>
          </chart:series>
          <chart:series chart:attached-axis="primary-y" chart:style-name="ch12" chart:values-cell-range-address="gear.J5:gear.J27" chart:label-cell-address="gear.J4:gear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gear.G4:gear.G4</svg:desc>
                </draw:g>
              </table:table-cell>
              <table:table-cell office:value-type="string">
                <text:p>Lin</text:p>
                <draw:g>
                  <svg:desc>gear.J4:gear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ear.F5:gear.F27</svg:desc>
                </draw:g>
              </table:table-cell>
              <table:table-cell office:value-type="float" office:value="3052">
                <text:p>3052</text:p>
                <draw:g>
                  <svg:desc>gear.G5:gear.G27</svg:desc>
                </draw:g>
              </table:table-cell>
              <table:table-cell office:value-type="float" office:value="NaN">
                <text:p>NaN</text:p>
                <draw:g>
                  <svg:desc>gear.J5:gear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42">
                <text:p>2542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98">
                <text:p>209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55">
                <text:p>15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91">
                <text:p>109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VBAT.F5:VBAT.G15 VBAT.J5:VBAT.J15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VBAT.G5:VBAT.G15" chart:class="chart:scatter">
            <chart:domain table:cell-range-address="VBAT.F5:VBAT.F15"/>
            <chart:data-point chart:repeated="11"/>
          </chart:series>
          <chart:series chart:style-name="ch10" chart:values-cell-range-address="VBAT.J5:VBAT.J1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VBAT.F5:VBAT.F15</svg:desc>
                </draw:g>
              </table:table-cell>
              <table:table-cell office:value-type="float" office:value="1121">
                <text:p>1121</text:p>
                <draw:g>
                  <svg:desc>VBAT.G5:VBAT.G15</svg:desc>
                </draw:g>
              </table:table-cell>
              <table:table-cell office:value-type="float" office:value="1113">
                <text:p>1113</text:p>
                <draw:g>
                  <svg:desc>VBAT.J5:VBAT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21">
                <text:p>152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44">
                <text:p>174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1966">
                <text:p>1966</text:p>
              </table:table-cell>
              <table:table-cell office:value-type="float" office:value="1969.9">
                <text:p>19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159">
                <text:p>215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2">
                <text:p>12.12</text:p>
              </table:table-cell>
              <table:table-cell office:value-type="float" office:value="2392">
                <text:p>2392</text:p>
              </table:table-cell>
              <table:table-cell office:value-type="float" office:value="2392.08">
                <text:p>239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72">
                <text:p>257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">
                <text:p>14.1</text:p>
              </table:table-cell>
              <table:table-cell office:value-type="float" office:value="2812">
                <text:p>2812</text:p>
              </table:table-cell>
              <table:table-cell office:value-type="float" office:value="2805.9">
                <text:p>280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5">
                <text:p>15.85</text:p>
              </table:table-cell>
              <table:table-cell office:value-type="float" office:value="3045">
                <text:p>3045</text:p>
              </table:table-cell>
              <table:table-cell office:value-type="float" office:value="3171.65">
                <text:p>317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IAT.F5:IAT.G27 IAT.G4:IAT.G4 IAT.J4:IAT.J27" chart:data-source-has-labels="row" svg:x="1.566cm" svg:y="1.867cm" svg:width="23.84cm" svg:height="20.476cm">
          <chartooo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.G5:IAT.G27" chart:label-cell-address="IAT.G4:IAT.G4" chart:class="chart:scatter">
            <chart:domain table:cell-range-address="IAT.F5:IAT.F27"/>
            <chart:data-point chart:repeated="23"/>
          </chart:series>
          <chart:series chart:attached-axis="primary-y" chart:style-name="ch12" chart:values-cell-range-address="IAT.J5:IAT.J27" chart:label-cell-address="IAT.J4:IAT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IAT.G4:IAT.G4</svg:desc>
                </draw:g>
              </table:table-cell>
              <table:table-cell office:value-type="string">
                <text:p>Lin</text:p>
                <draw:g>
                  <svg:desc>IAT.J4:IAT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AT.F5:IAT.F27</svg:desc>
                </draw:g>
              </table:table-cell>
              <table:table-cell office:value-type="float" office:value="620">
                <text:p>620</text:p>
                <draw:g>
                  <svg:desc>IAT.G5:IAT.G27</svg:desc>
                </draw:g>
              </table:table-cell>
              <table:table-cell office:value-type="float" office:value="600.75">
                <text:p>600.75</text:p>
                <draw:g>
                  <svg:desc>IAT.J5:IA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7">
                <text:p>627</text:p>
              </table:table-cell>
              <table:table-cell office:value-type="float" office:value="614.5">
                <text:p>6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86">
                <text:p>686</text:p>
              </table:table-cell>
              <table:table-cell office:value-type="float" office:value="683.25">
                <text:p>68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61">
                <text:p>86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889.5">
                <text:p>8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10">
                <text:p>91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34">
                <text:p>934</text:p>
              </table:table-cell>
              <table:table-cell office:value-type="float" office:value="944.5">
                <text:p>94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68">
                <text:p>96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999.5">
                <text:p>99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009">
                <text:p>1009</text:p>
              </table:table-cell>
              <table:table-cell office:value-type="float" office:value="1013.25">
                <text:p>101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077">
                <text:p>107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132">
                <text:p>113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190">
                <text:p>119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57">
                <text:p>125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37">
                <text:p>1337</text:p>
              </table:table-cell>
              <table:table-cell office:value-type="float" office:value="1329.5">
                <text:p>132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464">
                <text:p>1464</text:p>
              </table:table-cell>
              <table:table-cell office:value-type="float" office:value="1439.5">
                <text:p>143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70">
                <text:p>1570</text:p>
              </table:table-cell>
              <table:table-cell office:value-type="float" office:value="1549.5">
                <text:p>154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753">
                <text:p>1753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2037">
                <text:p>2037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84cm" svg:y="0.612cm" chart:style-name="ch2">
          <text:p>CLT</text:p>
        </chart:title>
        <chart:legend chart:legend-position="end" svg:x="24.876cm" svg:y="11.352cm" style:legend-expansion="high" chart:style-name="ch3"/>
        <chart:plot-area chart:style-name="ch4" table:cell-range-address="CLT.F5:CLT.G27 CLT.J5:CLT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series chart:style-name="ch10" chart:values-cell-range-address="CLT.G5:CLT.G27" chart:class="chart:scatter">
            <chart:domain table:cell-range-address="CLT.F5:CLT.F27"/>
            <chart:data-point chart:repeated="23"/>
          </chart:series>
          <chart:series chart:style-name="ch11" chart:values-cell-range-address="CLT.J5:CLT.J27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T.F5:CLT.F27</svg:desc>
                </draw:g>
              </table:table-cell>
              <table:table-cell office:value-type="float" office:value="676">
                <text:p>676</text:p>
                <draw:g>
                  <svg:desc>CLT.G5:CLT.G27</svg:desc>
                </draw:g>
              </table:table-cell>
              <table:table-cell office:value-type="float" office:value="627.5">
                <text:p>627.5</text:p>
                <draw:g>
                  <svg:desc>CLT.J5:CL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1">
                <text:p>69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02">
                <text:p>80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82">
                <text:p>882</text:p>
              </table:table-cell>
              <table:table-cell office:value-type="float" office:value="847.5">
                <text:p>84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11">
                <text:p>111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260">
                <text:p>126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334">
                <text:p>1334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02">
                <text:p>150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811">
                <text:p>1811</text:p>
              </table:table-cell>
              <table:table-cell office:value-type="float" office:value="1782.5">
                <text:p>178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2000">
                <text:p>2000</text:p>
              </table:table-cell>
              <table:table-cell office:value-type="float" office:value="1988.75">
                <text:p>198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215">
                <text:p>221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5">
                <text:p>70.5</text:p>
              </table:table-cell>
              <table:table-cell office:value-type="float" office:value="2405">
                <text:p>2405</text:p>
              </table:table-cell>
              <table:table-cell office:value-type="float" office:value="2538.75">
                <text:p>2538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5">
                <text:p>80.5</text:p>
              </table:table-cell>
              <table:table-cell office:value-type="float" office:value="2546">
                <text:p>2546</text:p>
              </table:table-cell>
              <table:table-cell office:value-type="float" office:value="2813.75">
                <text:p>281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2663">
                <text:p>2663</text:p>
              </table:table-cell>
              <table:table-cell office:value-type="float" office:value="3102.5">
                <text:p>310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956cm" svg:y="11.103cm" style:legend-expansion="high" chart:style-name="ch3"/>
        <chart:plot-area chart:style-name="ch4" table:cell-range-address="CLT_linearizator.F5:CLT_linearizator.G27 CLT_linearizator.G4:CLT_linearizator.H4 CLT_linearizator.H5:CLT_linearizator.H21 CLT_linearizator.K4:CLT_linearizator.K27" chart:data-source-has-labels="row" svg:x="1.566cm" svg:y="1.867cm" svg:width="22.835cm" svg:height="20.476cm">
          <chartooo:coordinate-region svg:x="2.558cm" svg:y="2.066cm" svg:width="20.93cm" svg:height="19.63cm"/>
          <chart:axis chart:dimension="x" chart:name="primary-x" chart:style-name="ch5">
            <chart:title svg:x="12.83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CLT_linearizator.G5:CLT_linearizator.G27" chart:label-cell-address="CLT_linearizator.G4:CLT_linearizator.G4" chart:class="chart:scatter">
            <chart:domain table:cell-range-address="CLT_linearizator.F5:CLT_linearizator.F27"/>
            <chart:data-point chart:repeated="23"/>
          </chart:series>
          <chart:series chart:attached-axis="secondary-y" chart:style-name="ch11" chart:values-cell-range-address="CLT_linearizator.H5:CLT_linearizator.H21" chart:label-cell-address="CLT_linearizator.H4:CLT_linearizator.H4" chart:class="chart:scatter">
            <chart:domain table:cell-range-address="CLT_linearizator.F5:CLT_linearizator.F21"/>
            <chart:data-point chart:repeated="17"/>
          </chart:series>
          <chart:series chart:attached-axis="secondary-y" chart:style-name="ch12" chart:values-cell-range-address="CLT_linearizator.K5:CLT_linearizator.K27" chart:label-cell-address="CLT_linearizator.K4:CLT_linearizator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in Ohm</text:p>
                <draw:g>
                  <svg:desc>CLT_linearizator.G4:CLT_linearizator.G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CLT_linearizator.H4:CLT_linearizator.H4</svg:desc>
                </draw:g>
              </table:table-cell>
              <table:table-cell office:value-type="string">
                <text:p>Lin</text:p>
                <draw:g>
                  <svg:desc>CLT_linearizator.K4:CLT_linearizator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T_linearizator.F5:CLT_linearizator.F27</svg:desc>
                </draw:g>
              </table:table-cell>
              <table:table-cell office:value-type="float" office:value="5850">
                <text:p>5850</text:p>
                <draw:g>
                  <svg:desc>CLT_linearizator.G5:CLT_linearizator.G27</svg:desc>
                </draw:g>
              </table:table-cell>
              <table:table-cell office:value-type="float" office:value="0">
                <text:p>0</text:p>
                <draw:g>
                  <svg:desc>CLT_linearizator.F5:CLT_linearizator.F21</svg:desc>
                </draw:g>
              </table:table-cell>
              <table:table-cell office:value-type="float" office:value="3.98013335147639">
                <text:p>3.98013335147639</text:p>
                <draw:g>
                  <svg:desc>CLT_linearizator.H5:CLT_linearizator.H21</svg:desc>
                </draw:g>
              </table:table-cell>
              <table:table-cell office:value-type="float" office:value="4">
                <text:p>4</text:p>
                <draw:g>
                  <svg:desc>CLT_linearizator.K5:CLT_linearizator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70">
                <text:p>4770</text:p>
              </table:table-cell>
              <table:table-cell office:value-type="float" office:value="4">
                <text:p>4</text:p>
              </table:table-cell>
              <table:table-cell office:value-type="float" office:value="3.80443451906205">
                <text:p>3.8044345190620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470">
                <text:p>4470</text:p>
              </table:table-cell>
              <table:table-cell office:value-type="float" office:value="5.3">
                <text:p>5.3</text:p>
              </table:table-cell>
              <table:table-cell office:value-type="float" office:value="3.74434578656391">
                <text:p>3.74434578656391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00">
                <text:p>3800</text:p>
              </table:table-cell>
              <table:table-cell office:value-type="float" office:value="9">
                <text:p>9</text:p>
              </table:table-cell>
              <table:table-cell office:value-type="float" office:value="3.58558218531798">
                <text:p>3.5855821853179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38782533878253">
                <text:p>3.387825338782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600">
                <text:p>2600</text:p>
              </table:table-cell>
              <table:table-cell office:value-type="float" office:value="18.5">
                <text:p>18.5</text:p>
              </table:table-cell>
              <table:table-cell office:value-type="float" office:value="3.17150524518175">
                <text:p>3.1715052451817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530">
                <text:p>2530</text:p>
              </table:table-cell>
              <table:table-cell office:value-type="float" office:value="19.5">
                <text:p>19.5</text:p>
              </table:table-cell>
              <table:table-cell office:value-type="float" office:value="3.1397369074212">
                <text:p>3.139736907421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150">
                <text:p>2150</text:p>
              </table:table-cell>
              <table:table-cell office:value-type="float" office:value="23">
                <text:p>23</text:p>
              </table:table-cell>
              <table:table-cell office:value-type="float" office:value="2.94601260619348">
                <text:p>2.946012606193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88813750352212">
                <text:p>2.88813750352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80">
                <text:p>1480</text:p>
              </table:table-cell>
              <table:table-cell office:value-type="float" office:value="34">
                <text:p>34</text:p>
              </table:table-cell>
              <table:table-cell office:value-type="float" office:value="2.48405505203088">
                <text:p>2.4840550520308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40">
                <text:p>940</text:p>
              </table:table-cell>
              <table:table-cell office:value-type="float" office:value="45.5">
                <text:p>45.5</text:p>
              </table:table-cell>
              <table:table-cell office:value-type="float" office:value="1.9270192701927">
                <text:p>1.92701927019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51">
                <text:p>51</text:p>
              </table:table-cell>
              <table:table-cell office:value-type="float" office:value="1.73988690735102">
                <text:p>1.739886907351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613">
                <text:p>613</text:p>
              </table:table-cell>
              <table:table-cell office:value-type="float" office:value="59">
                <text:p>59</text:p>
              </table:table-cell>
              <table:table-cell office:value-type="float" office:value="1.45123106060606">
                <text:p>1.4512310606060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513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1.27485089463221">
                <text:p>1.274850894632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  <table:table-cell office:value-type="float" office:value="1.00053361792956">
                <text:p>1.000533617929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250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0.714694110920526">
                <text:p>0.71469411092052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665124349334876">
                <text:p>0.6651243493348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103cm" style:legend-expansion="high" chart:style-name="ch3"/>
        <chart:plot-area chart:style-name="ch4" table:cell-range-address="IAT_linearizator.F6:IAT_linearizator.G28 IAT_linearizator.H4:IAT_linearizator.H4 IAT_linearizator.H6:IAT_linearizator.H22 IAT_linearizator.K6:IAT_linearizator.K28" chart:data-source-has-labels="row" svg:x="1.566cm" svg:y="1.867cm" svg:width="22.755cm" svg:height="20.476cm">
          <chartooo:coordinate-region svg:x="2.558cm" svg:y="2.066cm" svg:width="20.85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_linearizator.G6:IAT_linearizator.G28" chart:class="chart:scatter">
            <chart:domain table:cell-range-address="IAT_linearizator.F6:IAT_linearizator.F28"/>
            <chart:data-point chart:repeated="23"/>
          </chart:series>
          <chart:series chart:attached-axis="secondary-y" chart:style-name="ch12" chart:values-cell-range-address="IAT_linearizator.H6:IAT_linearizator.H22" chart:label-cell-address="IAT_linearizator.H4:IAT_linearizator.H4" chart:class="chart:scatter">
            <chart:domain table:cell-range-address="IAT_linearizator.F6:IAT_linearizator.F22"/>
            <chart:data-point chart:repeated="17"/>
          </chart:series>
          <chart:series chart:attached-axis="secondary-y" chart:style-name="ch13" chart:values-cell-range-address="IAT_linearizator.K6:IAT_linearizator.K28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IAT_linearizator.H4:IAT_linearizator.H4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AT_linearizator.F6:IAT_linearizator.F28</svg:desc>
                </draw:g>
              </table:table-cell>
              <table:table-cell office:value-type="float" office:value="6060">
                <text:p>6060</text:p>
                <draw:g>
                  <svg:desc>IAT_linearizator.G6:IAT_linearizator.G28</svg:desc>
                </draw:g>
              </table:table-cell>
              <table:table-cell office:value-type="float" office:value="0">
                <text:p>0</text:p>
                <draw:g>
                  <svg:desc>IAT_linearizator.F6:IAT_linearizator.F22</svg:desc>
                </draw:g>
              </table:table-cell>
              <table:table-cell office:value-type="float" office:value="4.02123424021234">
                <text:p>4.02123424021234</text:p>
                <draw:g>
                  <svg:desc>IAT_linearizator.H6:IAT_linearizator.H22</svg:desc>
                </draw:g>
              </table:table-cell>
              <table:table-cell office:value-type="float" office:value="4.05">
                <text:p>4.05</text:p>
                <draw:g>
                  <svg:desc>IAT_linearizator.K6:IAT_linearizator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730">
                <text:p>4730</text:p>
              </table:table-cell>
              <table:table-cell office:value-type="float" office:value="5.3">
                <text:p>5.3</text:p>
              </table:table-cell>
              <table:table-cell office:value-type="float" office:value="3.81144238517325">
                <text:p>3.81144238517325</text:p>
              </table:table-cell>
              <table:table-cell office:value-type="float" office:value="3.80885">
                <text:p>3.80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  <table:table-cell office:value-type="float" office:value="3.65296803652968">
                <text:p>3.65296803652968</text:p>
              </table:table-cell>
              <table:table-cell office:value-type="float" office:value="3.6405">
                <text:p>3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700">
                <text:p>2700</text:p>
              </table:table-cell>
              <table:table-cell office:value-type="float" office:value="18.5">
                <text:p>18.5</text:p>
              </table:table-cell>
              <table:table-cell office:value-type="float" office:value="3.23353293413174">
                <text:p>3.23353293413174</text:p>
              </table:table-cell>
              <table:table-cell office:value-type="float" office:value="3.20825">
                <text:p>3.2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610">
                <text:p>2610</text:p>
              </table:table-cell>
              <table:table-cell office:value-type="float" office:value="19.5">
                <text:p>19.5</text:p>
              </table:table-cell>
              <table:table-cell office:value-type="float" office:value="3.19461444308446">
                <text:p>3.19461444308446</text:p>
              </table:table-cell>
              <table:table-cell office:value-type="float" office:value="3.16275">
                <text:p>3.1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22">
                <text:p>2222</text:p>
              </table:table-cell>
              <table:table-cell office:value-type="float" office:value="23">
                <text:p>23</text:p>
              </table:table-cell>
              <table:table-cell office:value-type="float" office:value="3.00513930213687">
                <text:p>3.00513930213687</text:p>
              </table:table-cell>
              <table:table-cell office:value-type="float" office:value="3.0035">
                <text:p>3.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90780141843972">
                <text:p>2.90780141843972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4">
                <text:p>34</text:p>
              </table:table-cell>
              <table:table-cell office:value-type="float" office:value="2.52100840336134">
                <text:p>2.5210084033613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60">
                <text:p>960</text:p>
              </table:table-cell>
              <table:table-cell office:value-type="float" office:value="45.5">
                <text:p>45.5</text:p>
              </table:table-cell>
              <table:table-cell office:value-type="float" office:value="1.97125256673511">
                <text:p>1.97125256673511</text:p>
              </table:table-cell>
              <table:table-cell office:value-type="float" office:value="1.97975">
                <text:p>1.97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51">
                <text:p>51</text:p>
              </table:table-cell>
              <table:table-cell office:value-type="float" office:value="1.7511013215859">
                <text:p>1.7511013215859</text:p>
              </table:table-cell>
              <table:table-cell office:value-type="float" office:value="1.7295">
                <text:p>1.7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MAP.F5:MAP.G27 MAP.G4:MAP.G4 MAP.J4:MAP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MAP.G5:MAP.G27" chart:label-cell-address="MAP.G4:MAP.G4" chart:class="chart:scatter">
            <chart:domain table:cell-range-address="MAP.F5:MAP.F27"/>
            <chart:data-point chart:repeated="23"/>
          </chart:series>
          <chart:series chart:attached-axis="primary-y" chart:style-name="ch12" chart:values-cell-range-address="MAP.J5:MAP.J27" chart:label-cell-address="MAP.J4:MAP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MAP.G4:MAP.G4</svg:desc>
                </draw:g>
              </table:table-cell>
              <table:table-cell office:value-type="string">
                <text:p>Lin</text:p>
                <draw:g>
                  <svg:desc>MAP.J4:MAP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MAP.F5:MAP.F27</svg:desc>
                </draw:g>
              </table:table-cell>
              <table:table-cell office:value-type="float" office:value="2837">
                <text:p>2837</text:p>
                <draw:g>
                  <svg:desc>MAP.G5:MAP.G27</svg:desc>
                </draw:g>
              </table:table-cell>
              <table:table-cell office:value-type="float" office:value="2853.008">
                <text:p>2853.008</text:p>
                <draw:g>
                  <svg:desc>MAP.J5:MAP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607">
                <text:p>2607</text:p>
              </table:table-cell>
              <table:table-cell office:value-type="float" office:value="2626.28">
                <text:p>2626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203">
                <text:p>2203</text:p>
              </table:table-cell>
              <table:table-cell office:value-type="float" office:value="2207.04">
                <text:p>220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2000">
                <text:p>2000</text:p>
              </table:table-cell>
              <table:table-cell office:value-type="float" office:value="2000.992">
                <text:p>2000.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18">
                <text:p>1818</text:p>
              </table:table-cell>
              <table:table-cell office:value-type="float" office:value="1819.196">
                <text:p>1819.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23">
                <text:p>1723</text:p>
              </table:table-cell>
              <table:table-cell office:value-type="float" office:value="1722.376">
                <text:p>1722.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49">
                <text:p>1449</text:p>
              </table:table-cell>
              <table:table-cell office:value-type="float" office:value="1445.64">
                <text:p>144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37">
                <text:p>1237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65">
                <text:p>1265</text:p>
              </table:table-cell>
              <table:table-cell office:value-type="float" office:value="1259.708">
                <text:p>1259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77">
                <text:p>1077</text:p>
              </table:table-cell>
              <table:table-cell office:value-type="float" office:value="1078.476">
                <text:p>1078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80">
                <text:p>880</text:p>
              </table:table-cell>
              <table:table-cell office:value-type="float" office:value="877.88">
                <text:p>87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11">
                <text:p>511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BARO.F5:BARO.G27 BARO.G4:BARO.G4 BARO.J4:BARO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BARO.G5:BARO.G27" chart:label-cell-address="BARO.G4:BARO.G4" chart:class="chart:scatter">
            <chart:domain table:cell-range-address="BARO.F5:BARO.F27"/>
            <chart:data-point chart:repeated="23"/>
          </chart:series>
          <chart:series chart:attached-axis="primary-y" chart:style-name="ch12" chart:values-cell-range-address="BARO.J5:BARO.J27" chart:label-cell-address="BARO.J4:BARO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BARO.G4:BARO.G4</svg:desc>
                </draw:g>
              </table:table-cell>
              <table:table-cell office:value-type="string">
                <text:p>Lin</text:p>
                <draw:g>
                  <svg:desc>BARO.J4:BARO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BARO.F5:BARO.F27</svg:desc>
                </draw:g>
              </table:table-cell>
              <table:table-cell office:value-type="float" office:value="2827">
                <text:p>2827</text:p>
                <draw:g>
                  <svg:desc>BARO.G5:BARO.G27</svg:desc>
                </draw:g>
              </table:table-cell>
              <table:table-cell office:value-type="float" office:value="2833.109">
                <text:p>2833.109</text:p>
                <draw:g>
                  <svg:desc>BARO.J5:BAR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595">
                <text:p>2595</text:p>
              </table:table-cell>
              <table:table-cell office:value-type="float" office:value="2608.19">
                <text:p>260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190">
                <text:p>2190</text:p>
              </table:table-cell>
              <table:table-cell office:value-type="float" office:value="2192.295">
                <text:p>2192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1989">
                <text:p>1989</text:p>
              </table:table-cell>
              <table:table-cell office:value-type="float" office:value="1987.891">
                <text:p>1987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07">
                <text:p>1807</text:p>
              </table:table-cell>
              <table:table-cell office:value-type="float" office:value="1807.5455">
                <text:p>1807.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12">
                <text:p>1712</text:p>
              </table:table-cell>
              <table:table-cell office:value-type="float" office:value="1711.498">
                <text:p>1711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38">
                <text:p>1438</text:p>
              </table:table-cell>
              <table:table-cell office:value-type="float" office:value="1436.97">
                <text:p>143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63">
                <text:p>1263</text:p>
              </table:table-cell>
              <table:table-cell office:value-type="float" office:value="1268.1875">
                <text:p>1268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55">
                <text:p>1255</text:p>
              </table:table-cell>
              <table:table-cell office:value-type="float" office:value="1252.5215">
                <text:p>1252.5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69">
                <text:p>1069</text:p>
              </table:table-cell>
              <table:table-cell office:value-type="float" office:value="1072.7355">
                <text:p>1072.7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71">
                <text:p>871</text:p>
              </table:table-cell>
              <table:table-cell office:value-type="float" office:value="873.74">
                <text:p>873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00">
                <text:p>500</text:p>
              </table:table-cell>
              <table:table-cell office:value-type="float" office:value="503.5375">
                <text:p>503.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_theo.F5:TPS_4tx_theo.G27 TPS_4tx_theo.J5:TPS_4tx_theo.J27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_theo.G5:TPS_4tx_theo.G27" chart:class="chart:scatter">
            <chart:domain table:cell-range-address="TPS_4tx_theo.F5:TPS_4tx_theo.F27"/>
            <chart:data-point chart:repeated="23"/>
          </chart:series>
          <chart:series chart:style-name="ch10" chart:values-cell-range-address="TPS_4tx_theo.J5:TPS_4tx_theo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PS_4tx_theo.F5:TPS_4tx_theo.F27</svg:desc>
                </draw:g>
              </table:table-cell>
              <table:table-cell office:value-type="float" office:value="165">
                <text:p>165</text:p>
                <draw:g>
                  <svg:desc>TPS_4tx_theo.G5:TPS_4tx_theo.G27</svg:desc>
                </draw:g>
              </table:table-cell>
              <table:table-cell office:value-type="float" office:value="150">
                <text:p>150</text:p>
                <draw:g>
                  <svg:desc>TPS_4tx_theo.J5:TPS_4tx_the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531">
                <text:p>5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65">
                <text:p>66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791">
                <text:p>79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12">
                <text:p>9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77">
                <text:p>127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547">
                <text:p>154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55">
                <text:p>165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79">
                <text:p>177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941">
                <text:p>194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66">
                <text:p>206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